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2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6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8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padding="0.071cm"/>
    </style:style>
    <style:style style:name="ce51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2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Default">
      <style:table-cell-properties fo:background-color="transparent" fo:padding="0.071cm"/>
    </style:style>
    <style:style style:name="ce55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0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4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3" style:family="table-cell" style:parent-style-name="Default">
      <style:table-cell-properties style:diagonal-bl-tr="none" style:diagonal-tl-br="none" fo:border="0.035cm solid #c0c0c0" style:rotation-align="none"/>
    </style:style>
    <style:style style:name="ce74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3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0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0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0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2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Diseñar la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Diseñar CU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Diseñar una Clase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10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date" office:date-value="2011-06-13">
            <text:p>13/06/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50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office:value-type="float" office:value="2">
            <text:p>2</text:p>
          </table:table-cell>
          <table:table-cell table:style-name="ce36" table:formula="of:=[$Config.B9]" office:value-type="float" office:value="40707">
            <text:p>13-jun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27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6" office:value-type="string">
            <text:p>13-Jun</text:p>
          </table:table-cell>
          <table:table-cell table:style-name="ce46" office:value-type="string">
            <text:p>14-Jun</text:p>
          </table:table-cell>
          <table:table-cell table:style-name="ce46" office:value-type="string">
            <text:p>15-Jun</text:p>
          </table:table-cell>
          <table:table-cell table:style-name="ce46" office:value-type="string">
            <text:p>16-Jun</text:p>
          </table:table-cell>
          <table:table-cell table:style-name="ce46" office:value-type="string">
            <text:p>17-Jun</text:p>
          </table:table-cell>
          <table:table-cell table:style-name="ce46" office:value-type="string">
            <text:p>18-Jun</text:p>
          </table:table-cell>
          <table:table-cell table:style-name="ce46" office:value-type="string">
            <text:p>19-Jun</text:p>
          </table:table-cell>
          <table:table-cell table:style-name="ce46" office:value-type="string">
            <text:p>20-Jun</text:p>
          </table:table-cell>
          <table:table-cell table:style-name="ce46" office:value-type="string">
            <text:p>21-Jun</text:p>
          </table:table-cell>
          <table:table-cell table:style-name="ce46" office:value-type="string">
            <text:p>22-Jun</text:p>
          </table:table-cell>
          <table:table-cell table:style-name="ce46" office:value-type="string">
            <text:p>23-Jun</text:p>
          </table:table-cell>
          <table:table-cell table:style-name="ce46" office:value-type="string">
            <text:p>24-Jun</text:p>
          </table:table-cell>
          <table:table-cell table:style-name="ce46" office:value-type="string">
            <text:p>25-Jun</text:p>
          </table:table-cell>
          <table:table-cell table:style-name="ce46" office:value-type="string">
            <text:p>26-Jun</text:p>
          </table:table-cell>
          <table:table-cell table:style-name="ce46" office:value-type="string">
            <text:p>27-Jun</text:p>
          </table:table-cell>
          <table:table-cell table:style-name="ce46" office:value-type="string">
            <text:p>28-Jun</text:p>
          </table:table-cell>
          <table:table-cell table:style-name="ce46" office:value-type="string">
            <text:p>29-Jun</text:p>
          </table:table-cell>
          <table:table-cell table:style-name="ce46" office:value-type="string">
            <text:p>30-Jun</text:p>
          </table:table-cell>
          <table:table-cell table:style-name="ce46" office:value-type="string">
            <text:p>1-Jul</text:p>
          </table:table-cell>
          <table:table-cell table:style-name="ce46" office:value-type="string">
            <text:p>2-Jul</text:p>
          </table:table-cell>
          <table:table-cell table:style-name="ce46" office:value-type="string">
            <text:p>3-Jul</text:p>
          </table:table-cell>
          <table:table-cell table:style-name="ce46" office:value-type="string">
            <text:p>4-Jul</text:p>
          </table:table-cell>
          <table:table-cell table:style-name="ce46" office:value-type="string">
            <text:p>5-Jul</text:p>
          </table:table-cell>
          <table:table-cell table:style-name="ce46" office:value-type="string">
            <text:p>6-Jul</text:p>
          </table:table-cell>
          <table:table-cell table:style-name="ce46" office:value-type="string">
            <text:p>7-Jul</text:p>
          </table:table-cell>
          <table:table-cell table:style-name="ce46" office:value-type="string">
            <text:p>8-Jul</text:p>
          </table:table-cell>
          <table:table-cell table:style-name="ce46" office:value-type="string">
            <text:p>9-Jul</text:p>
          </table:table-cell>
          <table:table-cell table:style-name="ce46" office:value-type="string">
            <text:p>10-Jul</text:p>
          </table:table-cell>
          <table:table-cell table:style-name="ce27" table:number-columns-repeated="989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7" table:formula="of:=COUNTIF([.H10:.H990];&quot;&gt;0&quot;)" office:value-type="float" office:value="0">
            <text:p>0</text:p>
          </table:table-cell>
          <table:table-cell table:style-name="ce47" table:formula="of:=COUNTIF([.I10:.I990];&quot;&gt;0&quot;)" office:value-type="float" office:value="0">
            <text:p>0</text:p>
          </table:table-cell>
          <table:table-cell table:style-name="ce47" table:formula="of:=COUNTIF([.J10:.J990];&quot;&gt;0&quot;)" office:value-type="float" office:value="0">
            <text:p>0</text:p>
          </table:table-cell>
          <table:table-cell table:style-name="ce47" table:formula="of:=COUNTIF([.K10:.K990];&quot;&gt;0&quot;)" office:value-type="float" office:value="0">
            <text:p>0</text:p>
          </table:table-cell>
          <table:table-cell table:style-name="ce47" table:formula="of:=COUNTIF([.L10:.L990];&quot;&gt;0&quot;)" office:value-type="float" office:value="0">
            <text:p>0</text:p>
          </table:table-cell>
          <table:table-cell table:style-name="ce47" table:formula="of:=COUNTIF([.M10:.M990];&quot;&gt;0&quot;)" office:value-type="float" office:value="0">
            <text:p>0</text:p>
          </table:table-cell>
          <table:table-cell table:style-name="ce47" table:formula="of:=COUNTIF([.N10:.N990];&quot;&gt;0&quot;)" office:value-type="float" office:value="0">
            <text:p>0</text:p>
          </table:table-cell>
          <table:table-cell table:style-name="ce47" table:formula="of:=COUNTIF([.O10:.O990];&quot;&gt;0&quot;)" office:value-type="float" office:value="0">
            <text:p>0</text:p>
          </table:table-cell>
          <table:table-cell table:style-name="ce47" table:formula="of:=COUNTIF([.P10:.P990];&quot;&gt;0&quot;)" office:value-type="float" office:value="0">
            <text:p>0</text:p>
          </table:table-cell>
          <table:table-cell table:style-name="ce47" table:formula="of:=COUNTIF([.Q10:.Q990];&quot;&gt;0&quot;)" office:value-type="float" office:value="0">
            <text:p>0</text:p>
          </table:table-cell>
          <table:table-cell table:style-name="ce47" table:formula="of:=COUNTIF([.R10:.R990];&quot;&gt;0&quot;)" office:value-type="float" office:value="0">
            <text:p>0</text:p>
          </table:table-cell>
          <table:table-cell table:style-name="ce47" table:formula="of:=COUNTIF([.S10:.S990];&quot;&gt;0&quot;)" office:value-type="float" office:value="0">
            <text:p>0</text:p>
          </table:table-cell>
          <table:table-cell table:style-name="ce47" table:formula="of:=COUNTIF([.T10:.T990];&quot;&gt;0&quot;)" office:value-type="float" office:value="0">
            <text:p>0</text:p>
          </table:table-cell>
          <table:table-cell table:style-name="ce47" table:formula="of:=COUNTIF([.U10:.U990];&quot;&gt;0&quot;)" office:value-type="float" office:value="0">
            <text:p>0</text:p>
          </table:table-cell>
          <table:table-cell table:style-name="ce47" table:formula="of:=COUNTIF([.V10:.V990];&quot;&gt;0&quot;)" office:value-type="float" office:value="0">
            <text:p>0</text:p>
          </table:table-cell>
          <table:table-cell table:style-name="ce47" table:formula="of:=COUNTIF([.W10:.W990];&quot;&gt;0&quot;)" office:value-type="float" office:value="0">
            <text:p>0</text:p>
          </table:table-cell>
          <table:table-cell table:style-name="ce47" table:formula="of:=COUNTIF([.X10:.X990];&quot;&gt;0&quot;)" office:value-type="float" office:value="0">
            <text:p>0</text:p>
          </table:table-cell>
          <table:table-cell table:style-name="ce47" table:formula="of:=COUNTIF([.Y10:.Y990];&quot;&gt;0&quot;)" office:value-type="float" office:value="0">
            <text:p>0</text:p>
          </table:table-cell>
          <table:table-cell table:style-name="ce47" table:formula="of:=COUNTIF([.Z10:.Z990];&quot;&gt;0&quot;)" office:value-type="float" office:value="0">
            <text:p>0</text:p>
          </table:table-cell>
          <table:table-cell table:style-name="ce47" table:formula="of:=COUNTIF([.AA10:.AA990];&quot;&gt;0&quot;)" office:value-type="float" office:value="0">
            <text:p>0</text:p>
          </table:table-cell>
          <table:table-cell table:style-name="ce47" table:formula="of:=COUNTIF([.AB10:.AB990];&quot;&gt;0&quot;)" office:value-type="float" office:value="0">
            <text:p>0</text:p>
          </table:table-cell>
          <table:table-cell table:style-name="ce47" table:formula="of:=COUNTIF([.AC10:.AC990];&quot;&gt;0&quot;)" office:value-type="float" office:value="0">
            <text:p>0</text:p>
          </table:table-cell>
          <table:table-cell table:style-name="ce47" table:formula="of:=COUNTIF([.AD10:.AD990];&quot;&gt;0&quot;)" office:value-type="float" office:value="0">
            <text:p>0</text:p>
          </table:table-cell>
          <table:table-cell table:style-name="ce47" table:formula="of:=COUNTIF([.AE10:.AE990];&quot;&gt;0&quot;)" office:value-type="float" office:value="0">
            <text:p>0</text:p>
          </table:table-cell>
          <table:table-cell table:style-name="ce53"/>
          <table:table-cell table:style-name="ce27" table:number-columns-repeated="5"/>
          <table:table-cell table:style-name="ce27" table:formula="of:=[$BacklogDeProducto.B5]" office:value-type="string" office:string-value="Revisión de Sprint #2">
            <text:p>Revisión de Sprint #2</text:p>
          </table:table-cell>
          <table:table-cell table:style-name="ce55" table:formula="of:=[$Config.A14]" office:value-type="string" office:string-value="Requerimientos">
            <text:p>Requerimientos</text:p>
          </table:table-cell>
          <table:table-cell table:style-name="ce55" table:formula="of:=[$Config.B14]" office:value-type="string" office:string-value="En curso">
            <text:p>En curso</text:p>
          </table:table-cell>
          <table:table-cell table:style-name="ce55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8" table:formula="of:=SUM([.H9:.H990])" office:value-type="float" office:value="0">
            <text:p>0</text:p>
          </table:table-cell>
          <table:table-cell table:style-name="ce48" table:formula="of:=SUM([.I9:.I990])" office:value-type="float" office:value="0">
            <text:p>0</text:p>
          </table:table-cell>
          <table:table-cell table:style-name="ce48" table:formula="of:=SUM([.J9:.J990])" office:value-type="float" office:value="0">
            <text:p>0</text:p>
          </table:table-cell>
          <table:table-cell table:style-name="ce48" table:formula="of:=SUM([.K9:.K990])" office:value-type="float" office:value="0">
            <text:p>0</text:p>
          </table:table-cell>
          <table:table-cell table:style-name="ce48" table:formula="of:=SUM([.L9:.L990])" office:value-type="float" office:value="0">
            <text:p>0</text:p>
          </table:table-cell>
          <table:table-cell table:style-name="ce48" table:formula="of:=SUM([.M9:.M990])" office:value-type="float" office:value="0">
            <text:p>0</text:p>
          </table:table-cell>
          <table:table-cell table:style-name="ce48" table:formula="of:=SUM([.N9:.N990])" office:value-type="float" office:value="0">
            <text:p>0</text:p>
          </table:table-cell>
          <table:table-cell table:style-name="ce48" table:formula="of:=SUM([.O9:.O990])" office:value-type="float" office:value="0">
            <text:p>0</text:p>
          </table:table-cell>
          <table:table-cell table:style-name="ce48" table:formula="of:=SUM([.P9:.P990])" office:value-type="float" office:value="0">
            <text:p>0</text:p>
          </table:table-cell>
          <table:table-cell table:style-name="ce48" table:formula="of:=SUM([.Q9:.Q990])" office:value-type="float" office:value="0">
            <text:p>0</text:p>
          </table:table-cell>
          <table:table-cell table:style-name="ce48" table:formula="of:=SUM([.R9:.R990])" office:value-type="float" office:value="0">
            <text:p>0</text:p>
          </table:table-cell>
          <table:table-cell table:style-name="ce48" table:formula="of:=SUM([.S9:.S990])" office:value-type="float" office:value="0">
            <text:p>0</text:p>
          </table:table-cell>
          <table:table-cell table:style-name="ce48" table:formula="of:=SUM([.T9:.T990])" office:value-type="float" office:value="0">
            <text:p>0</text:p>
          </table:table-cell>
          <table:table-cell table:style-name="ce48" table:formula="of:=SUM([.U9:.U990])" office:value-type="float" office:value="0">
            <text:p>0</text:p>
          </table:table-cell>
          <table:table-cell table:style-name="ce48" table:formula="of:=SUM([.V9:.V990])" office:value-type="float" office:value="0">
            <text:p>0</text:p>
          </table:table-cell>
          <table:table-cell table:style-name="ce48" table:formula="of:=SUM([.W9:.W990])" office:value-type="float" office:value="0">
            <text:p>0</text:p>
          </table:table-cell>
          <table:table-cell table:style-name="ce48" table:formula="of:=SUM([.X9:.X990])" office:value-type="float" office:value="0">
            <text:p>0</text:p>
          </table:table-cell>
          <table:table-cell table:style-name="ce48" table:formula="of:=SUM([.Y9:.Y990])" office:value-type="float" office:value="0">
            <text:p>0</text:p>
          </table:table-cell>
          <table:table-cell table:style-name="ce48" table:formula="of:=SUM([.Z9:.Z990])" office:value-type="float" office:value="0">
            <text:p>0</text:p>
          </table:table-cell>
          <table:table-cell table:style-name="ce48" table:formula="of:=SUM([.AA9:.AA990])" office:value-type="float" office:value="0">
            <text:p>0</text:p>
          </table:table-cell>
          <table:table-cell table:style-name="ce48" table:formula="of:=SUM([.AB9:.AB990])" office:value-type="float" office:value="0">
            <text:p>0</text:p>
          </table:table-cell>
          <table:table-cell table:style-name="ce48" table:formula="of:=SUM([.AC9:.AC990])" office:value-type="float" office:value="0">
            <text:p>0</text:p>
          </table:table-cell>
          <table:table-cell table:style-name="ce48" table:formula="of:=SUM([.AD9:.AD990])" office:value-type="float" office:value="0">
            <text:p>0</text:p>
          </table:table-cell>
          <table:table-cell table:style-name="ce48" table:formula="of:=SUM([.AE9:.AE99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Diseñar la Arquitectura ">
            <text:p>Diseñar la Arquitectura </text:p>
          </table:table-cell>
          <table:table-cell table:style-name="ce55" table:formula="of:=[$Config.A15]" office:value-type="string" office:string-value="Análisis">
            <text:p>Análisis</text:p>
          </table:table-cell>
          <table:table-cell table:style-name="ce55" table:formula="of:=[$Config.B15]" office:value-type="string" office:string-value="En curso">
            <text:p>En curso</text:p>
          </table:table-cell>
          <table:table-cell table:style-name="ce55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9" office:value-type="string" table:number-columns-spanned="24" table:number-rows-spanned="2">
            <text:p>ESFUERZO</text:p>
          </table:table-cell>
          <table:covered-table-cell table:number-columns-repeated="23" table:style-name="ce49"/>
          <table:table-cell table:number-columns-repeated="6"/>
          <table:table-cell table:style-name="ce27" table:formula="of:=[$BacklogDeProducto.B7]" office:value-type="string" office:string-value="Diseñar CU">
            <text:p>Diseñar CU</text:p>
          </table:table-cell>
          <table:table-cell table:style-name="ce55" table:formula="of:=[$Config.A16]" office:value-type="string" office:string-value="Diseño">
            <text:p>Diseño</text:p>
          </table:table-cell>
          <table:table-cell table:style-name="ce55" table:formula="of:=[$Config.B16]" office:value-type="string" office:string-value="Terminada">
            <text:p>Terminada</text:p>
          </table:table-cell>
          <table:table-cell table:style-name="ce55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9"/>
          <table:table-cell table:style-name="ce54"/>
          <table:table-cell table:number-columns-repeated="5"/>
          <table:table-cell table:style-name="ce27" table:formula="of:=[$BacklogDeProducto.B8]" office:value-type="string" office:string-value="Diseñar una Clase">
            <text:p>Diseñar una Clase</text:p>
          </table:table-cell>
          <table:table-cell table:style-name="ce55" table:formula="of:=[$Config.A17]" office:value-type="string" office:string-value="Implementación">
            <text:p>Implementación</text:p>
          </table:table-cell>
          <table:table-cell table:style-name="ce55" table:formula="of:=[$Config.B17]" office:value-type="string" office:string-value="Eliminada">
            <text:p>Eliminada</text:p>
          </table:table-cell>
          <table:table-cell table:style-name="ce55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>
          <table:table-cell table:style-name="ce30" table:content-validation-name="val4" office:value-type="string">
            <text:p>Revisión de Sprint #2</text:p>
          </table:table-cell>
          <table:table-cell table:style-name="ce33" office:value-type="string" table:number-columns-spanned="3" table:number-rows-spanned="1">
            <text:p>Revision Sprint#2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float" office:value="0">
            <text:p>0</text:p>
          </table:table-cell>
          <table:table-cell table:style-name="ce55" table:formula="of:=[$Config.A18]" office:value-type="string" office:string-value="Prueba">
            <text:p>Prueba</text:p>
          </table:table-cell>
          <table:table-cell table:style-name="ce55" table:formula="of:=[$Config.B18]" office:value-type="float" office:value="0">
            <text:p>0</text:p>
          </table:table-cell>
          <table:table-cell table:style-name="ce55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4">
          <table:table-cell table:style-name="ce30" table:content-validation-name="val4" office:value-type="string">
            <text:p>Diseñar la Arquitectura </text:p>
          </table:table-cell>
          <table:table-cell table:style-name="ce33" office:value-type="string" table:number-columns-spanned="3" table:number-rows-spanned="1">
            <text:p>Diseñar Diagrama de Despliegue</text:p>
          </table:table-cell>
          <table:covered-table-cell table:number-columns-repeated="2" table:style-name="ce33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la Arquitectura </text:p>
          </table:table-cell>
          <table:table-cell table:style-name="ce33" office:value-type="string" table:number-columns-spanned="3" table:number-rows-spanned="1">
            <text:p>Identificar Clases de Diseño</text:p>
          </table:table-cell>
          <table:covered-table-cell table:number-columns-repeated="2" table:style-name="ce33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 table:number-columns-spanned="3" table:number-rows-spanned="1">
            <text:p>Diseñar CU 0001</text:p>
          </table:table-cell>
          <table:covered-table-cell table:number-columns-repeated="2" table:style-name="ce33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2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3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4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5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6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7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8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09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CU</text:p>
          </table:table-cell>
          <table:table-cell table:style-name="ce33" office:value-type="string">
            <text:p>Diseñar CU 0010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 table:number-columns-spanned="3" table:number-rows-spanned="1">
            <text:p>Diseñar Clases Resultantes CU 0001</text:p>
          </table:table-cell>
          <table:covered-table-cell table:number-columns-repeated="2" table:style-name="ce33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 table:number-columns-spanned="3" table:number-rows-spanned="1">
            <text:p>Diseñar Clases Resultantes CU 0002</text:p>
          </table:table-cell>
          <table:covered-table-cell table:number-columns-repeated="2" table:style-name="ce33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3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tincho</text:p>
          </table:table-cell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4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5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6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2"/>
          <table:table-cell table:style-name="ce31" table:number-columns-repeated="3"/>
          <table:table-cell/>
          <table:table-cell table:style-name="ce31"/>
          <table:table-cell table:style-name="ce52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7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8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09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Diseñar una Clase</text:p>
          </table:table-cell>
          <table:table-cell table:style-name="ce33" office:value-type="string">
            <text:p>Diseñar Clases Resultantes CU 0010</text:p>
          </table:table-cell>
          <table:table-cell table:style-name="ce33" table:number-columns-repeated="2"/>
          <table:table-cell table:style-name="ce40" table:content-validation-name="val5" office:value-type="string">
            <text:p>Diseño</text:p>
          </table:table-cell>
          <table:table-cell table:style-name="ce42" table:content-validation-name="val6" office:value-type="string">
            <text:p>En curso</text:p>
          </table:table-cell>
          <table:table-cell table:style-name="ce40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>
          <table:table-cell/>
          <table:table-cell/>
          <table:table-cell table:number-columns-repeated="4"/>
          <table:table-cell/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2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6"/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>
          <table:table-cell table:style-name="ce56"/>
          <table:table-cell table:style-name="ce58" office:value-type="string" table:number-columns-spanned="15" table:number-rows-spanned="1">
            <text:p>Proyecto</text:p>
          </table:table-cell>
          <table:covered-table-cell table:number-columns-repeated="14" table:style-name="ce58"/>
          <table:table-cell/>
          <table:table-cell table:style-name="ce65" office:value-type="string" table:number-columns-spanned="2" table:number-rows-spanned="1">
            <text:p>SPRINT</text:p>
          </table:table-cell>
          <table:covered-table-cell table:style-name="ce65"/>
          <table:table-cell table:style-name="ce66" office:value-type="string" table:number-columns-spanned="2" table:number-rows-spanned="1">
            <text:p>INICIO</text:p>
          </table:table-cell>
          <table:covered-table-cell table:style-name="ce66"/>
          <table:table-cell table:style-name="ce68" office:value-type="string" table:number-columns-spanned="2" table:number-rows-spanned="1">
            <text:p>DÍAS</text:p>
          </table:table-cell>
          <table:covered-table-cell table:style-name="ce68"/>
          <table:table-cell table:number-columns-repeated="1001"/>
        </table:table-row>
        <table:table-row table:style-name="ro1">
          <table:table-cell table:style-name="ce56"/>
          <table:table-cell table:style-name="ce59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59"/>
          <table:table-cell/>
          <table:table-cell table:style-name="ce59" table:formula="of:=[$Config.A9]" office:value-type="float" office:value="2" table:number-columns-spanned="2" table:number-rows-spanned="1">
            <text:p>2</text:p>
          </table:table-cell>
          <table:covered-table-cell table:style-name="ce59"/>
          <table:table-cell table:style-name="ce67" table:formula="of:=[$Config.B9]" office:value-type="float" office:value="40707" table:number-columns-spanned="2" table:number-rows-spanned="1">
            <text:p>13-jun-11</text:p>
          </table:table-cell>
          <table:covered-table-cell table:style-name="ce67"/>
          <table:table-cell table:style-name="ce69" table:formula="of:=[$Config.C9]" office:value-type="float" office:value="14" table:number-columns-spanned="2" table:number-rows-spanned="1">
            <text:p>14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6"/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>
          <table:table-cell table:style-name="ce56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2"/>
          <table:table-cell table:style-name="ce63"/>
          <table:table-cell table:style-name="ce64"/>
          <table:table-cell table:number-columns-repeated="1019"/>
        </table:table-row>
        <table:table-row table:style-name="ro1" table:number-rows-repeated="15">
          <table:table-cell table:style-name="ce56"/>
          <table:table-cell table:number-columns-repeated="1023"/>
        </table:table-row>
        <table:table-row table:style-name="ro1">
          <table:table-cell table:style-name="ce56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6"/>
          <table:table-cell table:number-columns-repeated="1023"/>
        </table:table-row>
        <table:table-row table:style-name="ro1">
          <table:table-cell table:style-name="ce56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6"/>
          <table:table-cell table:number-columns-repeated="1023"/>
        </table:table-row>
        <table:table-row table:style-name="ro10">
          <table:table-cell table:style-name="ce56"/>
          <table:table-cell table:number-columns-repeated="1023"/>
        </table:table-row>
        <table:table-row table:style-name="ro5">
          <table:table-cell table:style-name="ce56"/>
          <table:table-cell table:style-name="ce60" table:formula="of:=[$Estimacion_Tiempos.H5]" office:value-type="string" office:string-value="13-Jun">
            <text:p>13-Jun</text:p>
          </table:table-cell>
          <table:table-cell table:style-name="ce60" table:formula="of:=[$Estimacion_Tiempos.I5]" office:value-type="string" office:string-value="14-Jun">
            <text:p>14-Jun</text:p>
          </table:table-cell>
          <table:table-cell table:style-name="ce60" table:formula="of:=[$Estimacion_Tiempos.J5]" office:value-type="string" office:string-value="15-Jun">
            <text:p>15-Jun</text:p>
          </table:table-cell>
          <table:table-cell table:style-name="ce60" table:formula="of:=[$Estimacion_Tiempos.K5]" office:value-type="string" office:string-value="16-Jun">
            <text:p>16-Jun</text:p>
          </table:table-cell>
          <table:table-cell table:style-name="ce60" table:formula="of:=[$Estimacion_Tiempos.L5]" office:value-type="string" office:string-value="17-Jun">
            <text:p>17-Jun</text:p>
          </table:table-cell>
          <table:table-cell table:style-name="ce60" table:formula="of:=[$Estimacion_Tiempos.M5]" office:value-type="string" office:string-value="18-Jun">
            <text:p>18-Jun</text:p>
          </table:table-cell>
          <table:table-cell table:style-name="ce60" table:formula="of:=[$Estimacion_Tiempos.N5]" office:value-type="string" office:string-value="19-Jun">
            <text:p>19-Jun</text:p>
          </table:table-cell>
          <table:table-cell table:style-name="ce60" table:formula="of:=[$Estimacion_Tiempos.O5]" office:value-type="string" office:string-value="20-Jun">
            <text:p>20-Jun</text:p>
          </table:table-cell>
          <table:table-cell table:style-name="ce60" table:formula="of:=[$Estimacion_Tiempos.P5]" office:value-type="string" office:string-value="21-Jun">
            <text:p>21-Jun</text:p>
          </table:table-cell>
          <table:table-cell table:style-name="ce60" table:formula="of:=[$Estimacion_Tiempos.Q5]" office:value-type="string" office:string-value="22-Jun">
            <text:p>22-Jun</text:p>
          </table:table-cell>
          <table:table-cell table:style-name="ce60" table:formula="of:=[$Estimacion_Tiempos.R5]" office:value-type="string" office:string-value="23-Jun">
            <text:p>23-Jun</text:p>
          </table:table-cell>
          <table:table-cell table:style-name="ce60" table:formula="of:=[$Estimacion_Tiempos.S5]" office:value-type="string" office:string-value="24-Jun">
            <text:p>24-Jun</text:p>
          </table:table-cell>
          <table:table-cell table:style-name="ce60" table:formula="of:=[$Estimacion_Tiempos.T5]" office:value-type="string" office:string-value="25-Jun">
            <text:p>25-Jun</text:p>
          </table:table-cell>
          <table:table-cell table:style-name="ce60" table:formula="of:=[$Estimacion_Tiempos.U5]" office:value-type="string" office:string-value="26-Jun">
            <text:p>26-Jun</text:p>
          </table:table-cell>
          <table:table-cell table:style-name="ce60" table:formula="of:=[$Estimacion_Tiempos.V5]" office:value-type="string" office:string-value="27-Jun">
            <text:p>27-Jun</text:p>
          </table:table-cell>
          <table:table-cell table:style-name="ce60" table:formula="of:=[$Estimacion_Tiempos.W5]" office:value-type="string" office:string-value="28-Jun">
            <text:p>28-Jun</text:p>
          </table:table-cell>
          <table:table-cell table:style-name="ce60" table:formula="of:=[$Estimacion_Tiempos.X5]" office:value-type="string" office:string-value="29-Jun">
            <text:p>29-Jun</text:p>
          </table:table-cell>
          <table:table-cell table:style-name="ce60" table:formula="of:=[$Estimacion_Tiempos.Y5]" office:value-type="string" office:string-value="30-Jun">
            <text:p>30-Jun</text:p>
          </table:table-cell>
          <table:table-cell table:style-name="ce60" table:formula="of:=[$Estimacion_Tiempos.Z5]" office:value-type="string" office:string-value="1-Jul">
            <text:p>1-Jul</text:p>
          </table:table-cell>
          <table:table-cell table:style-name="ce60" table:formula="of:=[$Estimacion_Tiempos.AA5]" office:value-type="string" office:string-value="2-Jul">
            <text:p>2-Jul</text:p>
          </table:table-cell>
          <table:table-cell table:style-name="ce60" table:formula="of:=[$Estimacion_Tiempos.AB5]" office:value-type="string" office:string-value="3-Jul">
            <text:p>3-Jul</text:p>
          </table:table-cell>
          <table:table-cell table:style-name="ce60" table:formula="of:=[$Estimacion_Tiempos.AC5]" office:value-type="string" office:string-value="4-Jul">
            <text:p>4-Jul</text:p>
          </table:table-cell>
          <table:table-cell table:style-name="ce60" table:formula="of:=[$Estimacion_Tiempos.AD5]" office:value-type="string" office:string-value="5-Jul">
            <text:p>5-Jul</text:p>
          </table:table-cell>
          <table:table-cell table:style-name="ce60" table:formula="of:=[$Estimacion_Tiempos.AE5]" office:value-type="string" office:string-value="6-Jul">
            <text:p>6-Jul</text:p>
          </table:table-cell>
          <table:table-cell table:number-columns-repeated="999"/>
        </table:table-row>
        <table:table-row table:style-name="ro1">
          <table:table-cell table:style-name="ce57" table:formula="of:=[$Config.C14]" office:value-type="string" office:string-value="Chelo">
            <text:p>Chelo</text:p>
          </table:table-cell>
          <table:table-cell table:style-name="ce61" table:formula="of:=SUMIF([$Estimacion_Tiempos.$G$10:.$G$990];[.$A58];[$Estimacion_Tiempos.H$10:.H$990])" office:value-type="float" office:value="0">
            <text:p>0</text:p>
          </table:table-cell>
          <table:table-cell table:style-name="ce61" table:formula="of:=SUMIF([$Estimacion_Tiempos.$G$10:.$G$990];[.$A58];[$Estimacion_Tiempos.I$10:.I$990])" office:value-type="float" office:value="0">
            <text:p>0</text:p>
          </table:table-cell>
          <table:table-cell table:style-name="ce61" table:formula="of:=SUMIF([$Estimacion_Tiempos.$G$10:.$G$990];[.$A58];[$Estimacion_Tiempos.J$10:.J$990])" office:value-type="float" office:value="0">
            <text:p>0</text:p>
          </table:table-cell>
          <table:table-cell table:style-name="ce61" table:formula="of:=SUMIF([$Estimacion_Tiempos.$G$10:.$G$990];[.$A58];[$Estimacion_Tiempos.K$10:.K$990])" office:value-type="float" office:value="0">
            <text:p>0</text:p>
          </table:table-cell>
          <table:table-cell table:style-name="ce61" table:formula="of:=SUMIF([$Estimacion_Tiempos.$G$10:.$G$990];[.$A58];[$Estimacion_Tiempos.L$10:.L$990])" office:value-type="float" office:value="0">
            <text:p>0</text:p>
          </table:table-cell>
          <table:table-cell table:style-name="ce61" table:formula="of:=SUMIF([$Estimacion_Tiempos.$G$10:.$G$990];[.$A58];[$Estimacion_Tiempos.M$10:.M$990])" office:value-type="float" office:value="0">
            <text:p>0</text:p>
          </table:table-cell>
          <table:table-cell table:style-name="ce61" table:formula="of:=SUMIF([$Estimacion_Tiempos.$G$10:.$G$990];[.$A58];[$Estimacion_Tiempos.N$10:.N$990])" office:value-type="float" office:value="0">
            <text:p>0</text:p>
          </table:table-cell>
          <table:table-cell table:style-name="ce61" table:formula="of:=SUMIF([$Estimacion_Tiempos.$G$10:.$G$990];[.$A58];[$Estimacion_Tiempos.O$10:.O$990])" office:value-type="float" office:value="0">
            <text:p>0</text:p>
          </table:table-cell>
          <table:table-cell table:style-name="ce61" table:formula="of:=SUMIF([$Estimacion_Tiempos.$G$10:.$G$990];[.$A58];[$Estimacion_Tiempos.P$10:.P$990])" office:value-type="float" office:value="0">
            <text:p>0</text:p>
          </table:table-cell>
          <table:table-cell table:style-name="ce61" table:formula="of:=SUMIF([$Estimacion_Tiempos.$G$10:.$G$990];[.$A58];[$Estimacion_Tiempos.Q$10:.Q$990])" office:value-type="float" office:value="0">
            <text:p>0</text:p>
          </table:table-cell>
          <table:table-cell table:style-name="ce61" table:formula="of:=SUMIF([$Estimacion_Tiempos.$G$10:.$G$990];[.$A58];[$Estimacion_Tiempos.R$10:.R$990])" office:value-type="float" office:value="0">
            <text:p>0</text:p>
          </table:table-cell>
          <table:table-cell table:style-name="ce61" table:formula="of:=SUMIF([$Estimacion_Tiempos.$G$10:.$G$990];[.$A58];[$Estimacion_Tiempos.S$10:.S$990])" office:value-type="float" office:value="0">
            <text:p>0</text:p>
          </table:table-cell>
          <table:table-cell table:style-name="ce61" table:formula="of:=SUMIF([$Estimacion_Tiempos.$G$10:.$G$990];[.$A58];[$Estimacion_Tiempos.T$10:.T$990])" office:value-type="float" office:value="0">
            <text:p>0</text:p>
          </table:table-cell>
          <table:table-cell table:style-name="ce61" table:formula="of:=SUMIF([$Estimacion_Tiempos.$G$10:.$G$990];[.$A58];[$Estimacion_Tiempos.U$10:.U$990])" office:value-type="float" office:value="0">
            <text:p>0</text:p>
          </table:table-cell>
          <table:table-cell table:style-name="ce61" table:formula="of:=SUMIF([$Estimacion_Tiempos.$G$10:.$G$990];[.$A58];[$Estimacion_Tiempos.V$10:.V$990])" office:value-type="float" office:value="0">
            <text:p>0</text:p>
          </table:table-cell>
          <table:table-cell table:style-name="ce61" table:formula="of:=SUMIF([$Estimacion_Tiempos.$G$10:.$G$990];[.$A58];[$Estimacion_Tiempos.W$10:.W$990])" office:value-type="float" office:value="0">
            <text:p>0</text:p>
          </table:table-cell>
          <table:table-cell table:style-name="ce61" table:formula="of:=SUMIF([$Estimacion_Tiempos.$G$10:.$G$990];[.$A58];[$Estimacion_Tiempos.X$10:.X$990])" office:value-type="float" office:value="0">
            <text:p>0</text:p>
          </table:table-cell>
          <table:table-cell table:style-name="ce61" table:formula="of:=SUMIF([$Estimacion_Tiempos.$G$10:.$G$990];[.$A58];[$Estimacion_Tiempos.Y$10:.Y$990])" office:value-type="float" office:value="0">
            <text:p>0</text:p>
          </table:table-cell>
          <table:table-cell table:style-name="ce61" table:formula="of:=SUMIF([$Estimacion_Tiempos.$G$10:.$G$990];[.$A58];[$Estimacion_Tiempos.Z$10:.Z$990])" office:value-type="float" office:value="0">
            <text:p>0</text:p>
          </table:table-cell>
          <table:table-cell table:style-name="ce61" table:formula="of:=SUMIF([$Estimacion_Tiempos.$G$10:.$G$990];[.$A58];[$Estimacion_Tiempos.AA$10:.AA$990])" office:value-type="float" office:value="0">
            <text:p>0</text:p>
          </table:table-cell>
          <table:table-cell table:style-name="ce61" table:formula="of:=SUMIF([$Estimacion_Tiempos.$G$10:.$G$990];[.$A58];[$Estimacion_Tiempos.AB$10:.AB$990])" office:value-type="float" office:value="0">
            <text:p>0</text:p>
          </table:table-cell>
          <table:table-cell table:style-name="ce61" table:formula="of:=SUMIF([$Estimacion_Tiempos.$G$10:.$G$990];[.$A58];[$Estimacion_Tiempos.AC$10:.AC$990])" office:value-type="float" office:value="0">
            <text:p>0</text:p>
          </table:table-cell>
          <table:table-cell table:style-name="ce61" table:formula="of:=SUMIF([$Estimacion_Tiempos.$G$10:.$G$990];[.$A58];[$Estimacion_Tiempos.AD$10:.AD$990])" office:value-type="float" office:value="0">
            <text:p>0</text:p>
          </table:table-cell>
          <table:table-cell table:style-name="ce61" table:formula="of:=SUMIF([$Estimacion_Tiempos.$G$10:.$G$990];[.$A58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5]" office:value-type="string" office:string-value="Lean">
            <text:p>Lean</text:p>
          </table:table-cell>
          <table:table-cell table:style-name="ce61" table:formula="of:=SUMIF([$Estimacion_Tiempos.$G$10:.$G$990];[.$A59];[$Estimacion_Tiempos.H$10:.H$990])" office:value-type="float" office:value="0">
            <text:p>0</text:p>
          </table:table-cell>
          <table:table-cell table:style-name="ce61" table:formula="of:=SUMIF([$Estimacion_Tiempos.$G$10:.$G$990];[.$A59];[$Estimacion_Tiempos.I$10:.I$990])" office:value-type="float" office:value="0">
            <text:p>0</text:p>
          </table:table-cell>
          <table:table-cell table:style-name="ce61" table:formula="of:=SUMIF([$Estimacion_Tiempos.$G$10:.$G$990];[.$A59];[$Estimacion_Tiempos.J$10:.J$990])" office:value-type="float" office:value="0">
            <text:p>0</text:p>
          </table:table-cell>
          <table:table-cell table:style-name="ce61" table:formula="of:=SUMIF([$Estimacion_Tiempos.$G$10:.$G$990];[.$A59];[$Estimacion_Tiempos.K$10:.K$990])" office:value-type="float" office:value="0">
            <text:p>0</text:p>
          </table:table-cell>
          <table:table-cell table:style-name="ce61" table:formula="of:=SUMIF([$Estimacion_Tiempos.$G$10:.$G$990];[.$A59];[$Estimacion_Tiempos.L$10:.L$990])" office:value-type="float" office:value="0">
            <text:p>0</text:p>
          </table:table-cell>
          <table:table-cell table:style-name="ce61" table:formula="of:=SUMIF([$Estimacion_Tiempos.$G$10:.$G$990];[.$A59];[$Estimacion_Tiempos.M$10:.M$990])" office:value-type="float" office:value="0">
            <text:p>0</text:p>
          </table:table-cell>
          <table:table-cell table:style-name="ce61" table:formula="of:=SUMIF([$Estimacion_Tiempos.$G$10:.$G$990];[.$A59];[$Estimacion_Tiempos.N$10:.N$990])" office:value-type="float" office:value="0">
            <text:p>0</text:p>
          </table:table-cell>
          <table:table-cell table:style-name="ce61" table:formula="of:=SUMIF([$Estimacion_Tiempos.$G$10:.$G$990];[.$A59];[$Estimacion_Tiempos.O$10:.O$990])" office:value-type="float" office:value="0">
            <text:p>0</text:p>
          </table:table-cell>
          <table:table-cell table:style-name="ce61" table:formula="of:=SUMIF([$Estimacion_Tiempos.$G$10:.$G$990];[.$A59];[$Estimacion_Tiempos.P$10:.P$990])" office:value-type="float" office:value="0">
            <text:p>0</text:p>
          </table:table-cell>
          <table:table-cell table:style-name="ce61" table:formula="of:=SUMIF([$Estimacion_Tiempos.$G$10:.$G$990];[.$A59];[$Estimacion_Tiempos.Q$10:.Q$990])" office:value-type="float" office:value="0">
            <text:p>0</text:p>
          </table:table-cell>
          <table:table-cell table:style-name="ce61" table:formula="of:=SUMIF([$Estimacion_Tiempos.$G$10:.$G$990];[.$A59];[$Estimacion_Tiempos.R$10:.R$990])" office:value-type="float" office:value="0">
            <text:p>0</text:p>
          </table:table-cell>
          <table:table-cell table:style-name="ce61" table:formula="of:=SUMIF([$Estimacion_Tiempos.$G$10:.$G$990];[.$A59];[$Estimacion_Tiempos.S$10:.S$990])" office:value-type="float" office:value="0">
            <text:p>0</text:p>
          </table:table-cell>
          <table:table-cell table:style-name="ce61" table:formula="of:=SUMIF([$Estimacion_Tiempos.$G$10:.$G$990];[.$A59];[$Estimacion_Tiempos.T$10:.T$990])" office:value-type="float" office:value="0">
            <text:p>0</text:p>
          </table:table-cell>
          <table:table-cell table:style-name="ce61" table:formula="of:=SUMIF([$Estimacion_Tiempos.$G$10:.$G$990];[.$A59];[$Estimacion_Tiempos.U$10:.U$990])" office:value-type="float" office:value="0">
            <text:p>0</text:p>
          </table:table-cell>
          <table:table-cell table:style-name="ce61" table:formula="of:=SUMIF([$Estimacion_Tiempos.$G$10:.$G$990];[.$A59];[$Estimacion_Tiempos.V$10:.V$990])" office:value-type="float" office:value="0">
            <text:p>0</text:p>
          </table:table-cell>
          <table:table-cell table:style-name="ce61" table:formula="of:=SUMIF([$Estimacion_Tiempos.$G$10:.$G$990];[.$A59];[$Estimacion_Tiempos.W$10:.W$990])" office:value-type="float" office:value="0">
            <text:p>0</text:p>
          </table:table-cell>
          <table:table-cell table:style-name="ce61" table:formula="of:=SUMIF([$Estimacion_Tiempos.$G$10:.$G$990];[.$A59];[$Estimacion_Tiempos.X$10:.X$990])" office:value-type="float" office:value="0">
            <text:p>0</text:p>
          </table:table-cell>
          <table:table-cell table:style-name="ce61" table:formula="of:=SUMIF([$Estimacion_Tiempos.$G$10:.$G$990];[.$A59];[$Estimacion_Tiempos.Y$10:.Y$990])" office:value-type="float" office:value="0">
            <text:p>0</text:p>
          </table:table-cell>
          <table:table-cell table:style-name="ce61" table:formula="of:=SUMIF([$Estimacion_Tiempos.$G$10:.$G$990];[.$A59];[$Estimacion_Tiempos.Z$10:.Z$990])" office:value-type="float" office:value="0">
            <text:p>0</text:p>
          </table:table-cell>
          <table:table-cell table:style-name="ce61" table:formula="of:=SUMIF([$Estimacion_Tiempos.$G$10:.$G$990];[.$A59];[$Estimacion_Tiempos.AA$10:.AA$990])" office:value-type="float" office:value="0">
            <text:p>0</text:p>
          </table:table-cell>
          <table:table-cell table:style-name="ce61" table:formula="of:=SUMIF([$Estimacion_Tiempos.$G$10:.$G$990];[.$A59];[$Estimacion_Tiempos.AB$10:.AB$990])" office:value-type="float" office:value="0">
            <text:p>0</text:p>
          </table:table-cell>
          <table:table-cell table:style-name="ce61" table:formula="of:=SUMIF([$Estimacion_Tiempos.$G$10:.$G$990];[.$A59];[$Estimacion_Tiempos.AC$10:.AC$990])" office:value-type="float" office:value="0">
            <text:p>0</text:p>
          </table:table-cell>
          <table:table-cell table:style-name="ce61" table:formula="of:=SUMIF([$Estimacion_Tiempos.$G$10:.$G$990];[.$A59];[$Estimacion_Tiempos.AD$10:.AD$990])" office:value-type="float" office:value="0">
            <text:p>0</text:p>
          </table:table-cell>
          <table:table-cell table:style-name="ce61" table:formula="of:=SUMIF([$Estimacion_Tiempos.$G$10:.$G$990];[.$A59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6]" office:value-type="string" office:string-value="Pela">
            <text:p>Pela</text:p>
          </table:table-cell>
          <table:table-cell table:style-name="ce61" table:formula="of:=SUMIF([$Estimacion_Tiempos.$G$10:.$G$990];[.$A60];[$Estimacion_Tiempos.H$10:.H$990])" office:value-type="float" office:value="0">
            <text:p>0</text:p>
          </table:table-cell>
          <table:table-cell table:style-name="ce61" table:formula="of:=SUMIF([$Estimacion_Tiempos.$G$10:.$G$990];[.$A60];[$Estimacion_Tiempos.I$10:.I$990])" office:value-type="float" office:value="0">
            <text:p>0</text:p>
          </table:table-cell>
          <table:table-cell table:style-name="ce61" table:formula="of:=SUMIF([$Estimacion_Tiempos.$G$10:.$G$990];[.$A60];[$Estimacion_Tiempos.J$10:.J$990])" office:value-type="float" office:value="0">
            <text:p>0</text:p>
          </table:table-cell>
          <table:table-cell table:style-name="ce61" table:formula="of:=SUMIF([$Estimacion_Tiempos.$G$10:.$G$990];[.$A60];[$Estimacion_Tiempos.K$10:.K$990])" office:value-type="float" office:value="0">
            <text:p>0</text:p>
          </table:table-cell>
          <table:table-cell table:style-name="ce61" table:formula="of:=SUMIF([$Estimacion_Tiempos.$G$10:.$G$990];[.$A60];[$Estimacion_Tiempos.L$10:.L$990])" office:value-type="float" office:value="0">
            <text:p>0</text:p>
          </table:table-cell>
          <table:table-cell table:style-name="ce61" table:formula="of:=SUMIF([$Estimacion_Tiempos.$G$10:.$G$990];[.$A60];[$Estimacion_Tiempos.M$10:.M$990])" office:value-type="float" office:value="0">
            <text:p>0</text:p>
          </table:table-cell>
          <table:table-cell table:style-name="ce61" table:formula="of:=SUMIF([$Estimacion_Tiempos.$G$10:.$G$990];[.$A60];[$Estimacion_Tiempos.N$10:.N$990])" office:value-type="float" office:value="0">
            <text:p>0</text:p>
          </table:table-cell>
          <table:table-cell table:style-name="ce61" table:formula="of:=SUMIF([$Estimacion_Tiempos.$G$10:.$G$990];[.$A60];[$Estimacion_Tiempos.O$10:.O$990])" office:value-type="float" office:value="0">
            <text:p>0</text:p>
          </table:table-cell>
          <table:table-cell table:style-name="ce61" table:formula="of:=SUMIF([$Estimacion_Tiempos.$G$10:.$G$990];[.$A60];[$Estimacion_Tiempos.P$10:.P$990])" office:value-type="float" office:value="0">
            <text:p>0</text:p>
          </table:table-cell>
          <table:table-cell table:style-name="ce61" table:formula="of:=SUMIF([$Estimacion_Tiempos.$G$10:.$G$990];[.$A60];[$Estimacion_Tiempos.Q$10:.Q$990])" office:value-type="float" office:value="0">
            <text:p>0</text:p>
          </table:table-cell>
          <table:table-cell table:style-name="ce61" table:formula="of:=SUMIF([$Estimacion_Tiempos.$G$10:.$G$990];[.$A60];[$Estimacion_Tiempos.R$10:.R$990])" office:value-type="float" office:value="0">
            <text:p>0</text:p>
          </table:table-cell>
          <table:table-cell table:style-name="ce61" table:formula="of:=SUMIF([$Estimacion_Tiempos.$G$10:.$G$990];[.$A60];[$Estimacion_Tiempos.S$10:.S$990])" office:value-type="float" office:value="0">
            <text:p>0</text:p>
          </table:table-cell>
          <table:table-cell table:style-name="ce61" table:formula="of:=SUMIF([$Estimacion_Tiempos.$G$10:.$G$990];[.$A60];[$Estimacion_Tiempos.T$10:.T$990])" office:value-type="float" office:value="0">
            <text:p>0</text:p>
          </table:table-cell>
          <table:table-cell table:style-name="ce61" table:formula="of:=SUMIF([$Estimacion_Tiempos.$G$10:.$G$990];[.$A60];[$Estimacion_Tiempos.U$10:.U$990])" office:value-type="float" office:value="0">
            <text:p>0</text:p>
          </table:table-cell>
          <table:table-cell table:style-name="ce61" table:formula="of:=SUMIF([$Estimacion_Tiempos.$G$10:.$G$990];[.$A60];[$Estimacion_Tiempos.V$10:.V$990])" office:value-type="float" office:value="0">
            <text:p>0</text:p>
          </table:table-cell>
          <table:table-cell table:style-name="ce61" table:formula="of:=SUMIF([$Estimacion_Tiempos.$G$10:.$G$990];[.$A60];[$Estimacion_Tiempos.W$10:.W$990])" office:value-type="float" office:value="0">
            <text:p>0</text:p>
          </table:table-cell>
          <table:table-cell table:style-name="ce61" table:formula="of:=SUMIF([$Estimacion_Tiempos.$G$10:.$G$990];[.$A60];[$Estimacion_Tiempos.X$10:.X$990])" office:value-type="float" office:value="0">
            <text:p>0</text:p>
          </table:table-cell>
          <table:table-cell table:style-name="ce61" table:formula="of:=SUMIF([$Estimacion_Tiempos.$G$10:.$G$990];[.$A60];[$Estimacion_Tiempos.Y$10:.Y$990])" office:value-type="float" office:value="0">
            <text:p>0</text:p>
          </table:table-cell>
          <table:table-cell table:style-name="ce61" table:formula="of:=SUMIF([$Estimacion_Tiempos.$G$10:.$G$990];[.$A60];[$Estimacion_Tiempos.Z$10:.Z$990])" office:value-type="float" office:value="0">
            <text:p>0</text:p>
          </table:table-cell>
          <table:table-cell table:style-name="ce61" table:formula="of:=SUMIF([$Estimacion_Tiempos.$G$10:.$G$990];[.$A60];[$Estimacion_Tiempos.AA$10:.AA$990])" office:value-type="float" office:value="0">
            <text:p>0</text:p>
          </table:table-cell>
          <table:table-cell table:style-name="ce61" table:formula="of:=SUMIF([$Estimacion_Tiempos.$G$10:.$G$990];[.$A60];[$Estimacion_Tiempos.AB$10:.AB$990])" office:value-type="float" office:value="0">
            <text:p>0</text:p>
          </table:table-cell>
          <table:table-cell table:style-name="ce61" table:formula="of:=SUMIF([$Estimacion_Tiempos.$G$10:.$G$990];[.$A60];[$Estimacion_Tiempos.AC$10:.AC$990])" office:value-type="float" office:value="0">
            <text:p>0</text:p>
          </table:table-cell>
          <table:table-cell table:style-name="ce61" table:formula="of:=SUMIF([$Estimacion_Tiempos.$G$10:.$G$990];[.$A60];[$Estimacion_Tiempos.AD$10:.AD$990])" office:value-type="float" office:value="0">
            <text:p>0</text:p>
          </table:table-cell>
          <table:table-cell table:style-name="ce61" table:formula="of:=SUMIF([$Estimacion_Tiempos.$G$10:.$G$990];[.$A60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7]" office:value-type="string" office:string-value="Pipo">
            <text:p>Pipo</text:p>
          </table:table-cell>
          <table:table-cell table:style-name="ce61" table:formula="of:=SUMIF([$Estimacion_Tiempos.$G$10:.$G$990];[.$A61];[$Estimacion_Tiempos.H$10:.H$990])" office:value-type="float" office:value="0">
            <text:p>0</text:p>
          </table:table-cell>
          <table:table-cell table:style-name="ce61" table:formula="of:=SUMIF([$Estimacion_Tiempos.$G$10:.$G$990];[.$A61];[$Estimacion_Tiempos.I$10:.I$990])" office:value-type="float" office:value="0">
            <text:p>0</text:p>
          </table:table-cell>
          <table:table-cell table:style-name="ce61" table:formula="of:=SUMIF([$Estimacion_Tiempos.$G$10:.$G$990];[.$A61];[$Estimacion_Tiempos.J$10:.J$990])" office:value-type="float" office:value="0">
            <text:p>0</text:p>
          </table:table-cell>
          <table:table-cell table:style-name="ce61" table:formula="of:=SUMIF([$Estimacion_Tiempos.$G$10:.$G$990];[.$A61];[$Estimacion_Tiempos.K$10:.K$990])" office:value-type="float" office:value="0">
            <text:p>0</text:p>
          </table:table-cell>
          <table:table-cell table:style-name="ce61" table:formula="of:=SUMIF([$Estimacion_Tiempos.$G$10:.$G$990];[.$A61];[$Estimacion_Tiempos.L$10:.L$990])" office:value-type="float" office:value="0">
            <text:p>0</text:p>
          </table:table-cell>
          <table:table-cell table:style-name="ce61" table:formula="of:=SUMIF([$Estimacion_Tiempos.$G$10:.$G$990];[.$A61];[$Estimacion_Tiempos.M$10:.M$990])" office:value-type="float" office:value="0">
            <text:p>0</text:p>
          </table:table-cell>
          <table:table-cell table:style-name="ce61" table:formula="of:=SUMIF([$Estimacion_Tiempos.$G$10:.$G$990];[.$A61];[$Estimacion_Tiempos.N$10:.N$990])" office:value-type="float" office:value="0">
            <text:p>0</text:p>
          </table:table-cell>
          <table:table-cell table:style-name="ce61" table:formula="of:=SUMIF([$Estimacion_Tiempos.$G$10:.$G$990];[.$A61];[$Estimacion_Tiempos.O$10:.O$990])" office:value-type="float" office:value="0">
            <text:p>0</text:p>
          </table:table-cell>
          <table:table-cell table:style-name="ce61" table:formula="of:=SUMIF([$Estimacion_Tiempos.$G$10:.$G$990];[.$A61];[$Estimacion_Tiempos.P$10:.P$990])" office:value-type="float" office:value="0">
            <text:p>0</text:p>
          </table:table-cell>
          <table:table-cell table:style-name="ce61" table:formula="of:=SUMIF([$Estimacion_Tiempos.$G$10:.$G$990];[.$A61];[$Estimacion_Tiempos.Q$10:.Q$990])" office:value-type="float" office:value="0">
            <text:p>0</text:p>
          </table:table-cell>
          <table:table-cell table:style-name="ce61" table:formula="of:=SUMIF([$Estimacion_Tiempos.$G$10:.$G$990];[.$A61];[$Estimacion_Tiempos.R$10:.R$990])" office:value-type="float" office:value="0">
            <text:p>0</text:p>
          </table:table-cell>
          <table:table-cell table:style-name="ce61" table:formula="of:=SUMIF([$Estimacion_Tiempos.$G$10:.$G$990];[.$A61];[$Estimacion_Tiempos.S$10:.S$990])" office:value-type="float" office:value="0">
            <text:p>0</text:p>
          </table:table-cell>
          <table:table-cell table:style-name="ce61" table:formula="of:=SUMIF([$Estimacion_Tiempos.$G$10:.$G$990];[.$A61];[$Estimacion_Tiempos.T$10:.T$990])" office:value-type="float" office:value="0">
            <text:p>0</text:p>
          </table:table-cell>
          <table:table-cell table:style-name="ce61" table:formula="of:=SUMIF([$Estimacion_Tiempos.$G$10:.$G$990];[.$A61];[$Estimacion_Tiempos.U$10:.U$990])" office:value-type="float" office:value="0">
            <text:p>0</text:p>
          </table:table-cell>
          <table:table-cell table:style-name="ce61" table:formula="of:=SUMIF([$Estimacion_Tiempos.$G$10:.$G$990];[.$A61];[$Estimacion_Tiempos.V$10:.V$990])" office:value-type="float" office:value="0">
            <text:p>0</text:p>
          </table:table-cell>
          <table:table-cell table:style-name="ce61" table:formula="of:=SUMIF([$Estimacion_Tiempos.$G$10:.$G$990];[.$A61];[$Estimacion_Tiempos.W$10:.W$990])" office:value-type="float" office:value="0">
            <text:p>0</text:p>
          </table:table-cell>
          <table:table-cell table:style-name="ce61" table:formula="of:=SUMIF([$Estimacion_Tiempos.$G$10:.$G$990];[.$A61];[$Estimacion_Tiempos.X$10:.X$990])" office:value-type="float" office:value="0">
            <text:p>0</text:p>
          </table:table-cell>
          <table:table-cell table:style-name="ce61" table:formula="of:=SUMIF([$Estimacion_Tiempos.$G$10:.$G$990];[.$A61];[$Estimacion_Tiempos.Y$10:.Y$990])" office:value-type="float" office:value="0">
            <text:p>0</text:p>
          </table:table-cell>
          <table:table-cell table:style-name="ce61" table:formula="of:=SUMIF([$Estimacion_Tiempos.$G$10:.$G$990];[.$A61];[$Estimacion_Tiempos.Z$10:.Z$990])" office:value-type="float" office:value="0">
            <text:p>0</text:p>
          </table:table-cell>
          <table:table-cell table:style-name="ce61" table:formula="of:=SUMIF([$Estimacion_Tiempos.$G$10:.$G$990];[.$A61];[$Estimacion_Tiempos.AA$10:.AA$990])" office:value-type="float" office:value="0">
            <text:p>0</text:p>
          </table:table-cell>
          <table:table-cell table:style-name="ce61" table:formula="of:=SUMIF([$Estimacion_Tiempos.$G$10:.$G$990];[.$A61];[$Estimacion_Tiempos.AB$10:.AB$990])" office:value-type="float" office:value="0">
            <text:p>0</text:p>
          </table:table-cell>
          <table:table-cell table:style-name="ce61" table:formula="of:=SUMIF([$Estimacion_Tiempos.$G$10:.$G$990];[.$A61];[$Estimacion_Tiempos.AC$10:.AC$990])" office:value-type="float" office:value="0">
            <text:p>0</text:p>
          </table:table-cell>
          <table:table-cell table:style-name="ce61" table:formula="of:=SUMIF([$Estimacion_Tiempos.$G$10:.$G$990];[.$A61];[$Estimacion_Tiempos.AD$10:.AD$990])" office:value-type="float" office:value="0">
            <text:p>0</text:p>
          </table:table-cell>
          <table:table-cell table:style-name="ce61" table:formula="of:=SUMIF([$Estimacion_Tiempos.$G$10:.$G$990];[.$A61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8]" office:value-type="string" office:string-value="Tincho">
            <text:p>Tincho</text:p>
          </table:table-cell>
          <table:table-cell table:style-name="ce61" table:formula="of:=SUMIF([$Estimacion_Tiempos.$G$10:.$G$990];[.$A62];[$Estimacion_Tiempos.H$10:.H$990])" office:value-type="float" office:value="0">
            <text:p>0</text:p>
          </table:table-cell>
          <table:table-cell table:style-name="ce61" table:formula="of:=SUMIF([$Estimacion_Tiempos.$G$10:.$G$990];[.$A62];[$Estimacion_Tiempos.I$10:.I$990])" office:value-type="float" office:value="0">
            <text:p>0</text:p>
          </table:table-cell>
          <table:table-cell table:style-name="ce61" table:formula="of:=SUMIF([$Estimacion_Tiempos.$G$10:.$G$990];[.$A62];[$Estimacion_Tiempos.J$10:.J$990])" office:value-type="float" office:value="0">
            <text:p>0</text:p>
          </table:table-cell>
          <table:table-cell table:style-name="ce61" table:formula="of:=SUMIF([$Estimacion_Tiempos.$G$10:.$G$990];[.$A62];[$Estimacion_Tiempos.K$10:.K$990])" office:value-type="float" office:value="0">
            <text:p>0</text:p>
          </table:table-cell>
          <table:table-cell table:style-name="ce61" table:formula="of:=SUMIF([$Estimacion_Tiempos.$G$10:.$G$990];[.$A62];[$Estimacion_Tiempos.L$10:.L$990])" office:value-type="float" office:value="0">
            <text:p>0</text:p>
          </table:table-cell>
          <table:table-cell table:style-name="ce61" table:formula="of:=SUMIF([$Estimacion_Tiempos.$G$10:.$G$990];[.$A62];[$Estimacion_Tiempos.M$10:.M$990])" office:value-type="float" office:value="0">
            <text:p>0</text:p>
          </table:table-cell>
          <table:table-cell table:style-name="ce61" table:formula="of:=SUMIF([$Estimacion_Tiempos.$G$10:.$G$990];[.$A62];[$Estimacion_Tiempos.N$10:.N$990])" office:value-type="float" office:value="0">
            <text:p>0</text:p>
          </table:table-cell>
          <table:table-cell table:style-name="ce61" table:formula="of:=SUMIF([$Estimacion_Tiempos.$G$10:.$G$990];[.$A62];[$Estimacion_Tiempos.O$10:.O$990])" office:value-type="float" office:value="0">
            <text:p>0</text:p>
          </table:table-cell>
          <table:table-cell table:style-name="ce61" table:formula="of:=SUMIF([$Estimacion_Tiempos.$G$10:.$G$990];[.$A62];[$Estimacion_Tiempos.P$10:.P$990])" office:value-type="float" office:value="0">
            <text:p>0</text:p>
          </table:table-cell>
          <table:table-cell table:style-name="ce61" table:formula="of:=SUMIF([$Estimacion_Tiempos.$G$10:.$G$990];[.$A62];[$Estimacion_Tiempos.Q$10:.Q$990])" office:value-type="float" office:value="0">
            <text:p>0</text:p>
          </table:table-cell>
          <table:table-cell table:style-name="ce61" table:formula="of:=SUMIF([$Estimacion_Tiempos.$G$10:.$G$990];[.$A62];[$Estimacion_Tiempos.R$10:.R$990])" office:value-type="float" office:value="0">
            <text:p>0</text:p>
          </table:table-cell>
          <table:table-cell table:style-name="ce61" table:formula="of:=SUMIF([$Estimacion_Tiempos.$G$10:.$G$990];[.$A62];[$Estimacion_Tiempos.S$10:.S$990])" office:value-type="float" office:value="0">
            <text:p>0</text:p>
          </table:table-cell>
          <table:table-cell table:style-name="ce61" table:formula="of:=SUMIF([$Estimacion_Tiempos.$G$10:.$G$990];[.$A62];[$Estimacion_Tiempos.T$10:.T$990])" office:value-type="float" office:value="0">
            <text:p>0</text:p>
          </table:table-cell>
          <table:table-cell table:style-name="ce61" table:formula="of:=SUMIF([$Estimacion_Tiempos.$G$10:.$G$990];[.$A62];[$Estimacion_Tiempos.U$10:.U$990])" office:value-type="float" office:value="0">
            <text:p>0</text:p>
          </table:table-cell>
          <table:table-cell table:style-name="ce61" table:formula="of:=SUMIF([$Estimacion_Tiempos.$G$10:.$G$990];[.$A62];[$Estimacion_Tiempos.V$10:.V$990])" office:value-type="float" office:value="0">
            <text:p>0</text:p>
          </table:table-cell>
          <table:table-cell table:style-name="ce61" table:formula="of:=SUMIF([$Estimacion_Tiempos.$G$10:.$G$990];[.$A62];[$Estimacion_Tiempos.W$10:.W$990])" office:value-type="float" office:value="0">
            <text:p>0</text:p>
          </table:table-cell>
          <table:table-cell table:style-name="ce61" table:formula="of:=SUMIF([$Estimacion_Tiempos.$G$10:.$G$990];[.$A62];[$Estimacion_Tiempos.X$10:.X$990])" office:value-type="float" office:value="0">
            <text:p>0</text:p>
          </table:table-cell>
          <table:table-cell table:style-name="ce61" table:formula="of:=SUMIF([$Estimacion_Tiempos.$G$10:.$G$990];[.$A62];[$Estimacion_Tiempos.Y$10:.Y$990])" office:value-type="float" office:value="0">
            <text:p>0</text:p>
          </table:table-cell>
          <table:table-cell table:style-name="ce61" table:formula="of:=SUMIF([$Estimacion_Tiempos.$G$10:.$G$990];[.$A62];[$Estimacion_Tiempos.Z$10:.Z$990])" office:value-type="float" office:value="0">
            <text:p>0</text:p>
          </table:table-cell>
          <table:table-cell table:style-name="ce61" table:formula="of:=SUMIF([$Estimacion_Tiempos.$G$10:.$G$990];[.$A62];[$Estimacion_Tiempos.AA$10:.AA$990])" office:value-type="float" office:value="0">
            <text:p>0</text:p>
          </table:table-cell>
          <table:table-cell table:style-name="ce61" table:formula="of:=SUMIF([$Estimacion_Tiempos.$G$10:.$G$990];[.$A62];[$Estimacion_Tiempos.AB$10:.AB$990])" office:value-type="float" office:value="0">
            <text:p>0</text:p>
          </table:table-cell>
          <table:table-cell table:style-name="ce61" table:formula="of:=SUMIF([$Estimacion_Tiempos.$G$10:.$G$990];[.$A62];[$Estimacion_Tiempos.AC$10:.AC$990])" office:value-type="float" office:value="0">
            <text:p>0</text:p>
          </table:table-cell>
          <table:table-cell table:style-name="ce61" table:formula="of:=SUMIF([$Estimacion_Tiempos.$G$10:.$G$990];[.$A62];[$Estimacion_Tiempos.AD$10:.AD$990])" office:value-type="float" office:value="0">
            <text:p>0</text:p>
          </table:table-cell>
          <table:table-cell table:style-name="ce61" table:formula="of:=SUMIF([$Estimacion_Tiempos.$G$10:.$G$990];[.$A62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19]" office:value-type="string" office:string-value="TODOS">
            <text:p>TODOS</text:p>
          </table:table-cell>
          <table:table-cell table:style-name="ce61" table:formula="of:=SUMIF([$Estimacion_Tiempos.$G$10:.$G$990];[.$A63];[$Estimacion_Tiempos.H$10:.H$990])" office:value-type="float" office:value="0">
            <text:p>0</text:p>
          </table:table-cell>
          <table:table-cell table:style-name="ce61" table:formula="of:=SUMIF([$Estimacion_Tiempos.$G$10:.$G$990];[.$A63];[$Estimacion_Tiempos.I$10:.I$990])" office:value-type="float" office:value="0">
            <text:p>0</text:p>
          </table:table-cell>
          <table:table-cell table:style-name="ce61" table:formula="of:=SUMIF([$Estimacion_Tiempos.$G$10:.$G$990];[.$A63];[$Estimacion_Tiempos.J$10:.J$990])" office:value-type="float" office:value="0">
            <text:p>0</text:p>
          </table:table-cell>
          <table:table-cell table:style-name="ce61" table:formula="of:=SUMIF([$Estimacion_Tiempos.$G$10:.$G$990];[.$A63];[$Estimacion_Tiempos.K$10:.K$990])" office:value-type="float" office:value="0">
            <text:p>0</text:p>
          </table:table-cell>
          <table:table-cell table:style-name="ce61" table:formula="of:=SUMIF([$Estimacion_Tiempos.$G$10:.$G$990];[.$A63];[$Estimacion_Tiempos.L$10:.L$990])" office:value-type="float" office:value="0">
            <text:p>0</text:p>
          </table:table-cell>
          <table:table-cell table:style-name="ce61" table:formula="of:=SUMIF([$Estimacion_Tiempos.$G$10:.$G$990];[.$A63];[$Estimacion_Tiempos.M$10:.M$990])" office:value-type="float" office:value="0">
            <text:p>0</text:p>
          </table:table-cell>
          <table:table-cell table:style-name="ce61" table:formula="of:=SUMIF([$Estimacion_Tiempos.$G$10:.$G$990];[.$A63];[$Estimacion_Tiempos.N$10:.N$990])" office:value-type="float" office:value="0">
            <text:p>0</text:p>
          </table:table-cell>
          <table:table-cell table:style-name="ce61" table:formula="of:=SUMIF([$Estimacion_Tiempos.$G$10:.$G$990];[.$A63];[$Estimacion_Tiempos.O$10:.O$990])" office:value-type="float" office:value="0">
            <text:p>0</text:p>
          </table:table-cell>
          <table:table-cell table:style-name="ce61" table:formula="of:=SUMIF([$Estimacion_Tiempos.$G$10:.$G$990];[.$A63];[$Estimacion_Tiempos.P$10:.P$990])" office:value-type="float" office:value="0">
            <text:p>0</text:p>
          </table:table-cell>
          <table:table-cell table:style-name="ce61" table:formula="of:=SUMIF([$Estimacion_Tiempos.$G$10:.$G$990];[.$A63];[$Estimacion_Tiempos.Q$10:.Q$990])" office:value-type="float" office:value="0">
            <text:p>0</text:p>
          </table:table-cell>
          <table:table-cell table:style-name="ce61" table:formula="of:=SUMIF([$Estimacion_Tiempos.$G$10:.$G$990];[.$A63];[$Estimacion_Tiempos.R$10:.R$990])" office:value-type="float" office:value="0">
            <text:p>0</text:p>
          </table:table-cell>
          <table:table-cell table:style-name="ce61" table:formula="of:=SUMIF([$Estimacion_Tiempos.$G$10:.$G$990];[.$A63];[$Estimacion_Tiempos.S$10:.S$990])" office:value-type="float" office:value="0">
            <text:p>0</text:p>
          </table:table-cell>
          <table:table-cell table:style-name="ce61" table:formula="of:=SUMIF([$Estimacion_Tiempos.$G$10:.$G$990];[.$A63];[$Estimacion_Tiempos.T$10:.T$990])" office:value-type="float" office:value="0">
            <text:p>0</text:p>
          </table:table-cell>
          <table:table-cell table:style-name="ce61" table:formula="of:=SUMIF([$Estimacion_Tiempos.$G$10:.$G$990];[.$A63];[$Estimacion_Tiempos.U$10:.U$990])" office:value-type="float" office:value="0">
            <text:p>0</text:p>
          </table:table-cell>
          <table:table-cell table:style-name="ce61" table:formula="of:=SUMIF([$Estimacion_Tiempos.$G$10:.$G$990];[.$A63];[$Estimacion_Tiempos.V$10:.V$990])" office:value-type="float" office:value="0">
            <text:p>0</text:p>
          </table:table-cell>
          <table:table-cell table:style-name="ce61" table:formula="of:=SUMIF([$Estimacion_Tiempos.$G$10:.$G$990];[.$A63];[$Estimacion_Tiempos.W$10:.W$990])" office:value-type="float" office:value="0">
            <text:p>0</text:p>
          </table:table-cell>
          <table:table-cell table:style-name="ce61" table:formula="of:=SUMIF([$Estimacion_Tiempos.$G$10:.$G$990];[.$A63];[$Estimacion_Tiempos.X$10:.X$990])" office:value-type="float" office:value="0">
            <text:p>0</text:p>
          </table:table-cell>
          <table:table-cell table:style-name="ce61" table:formula="of:=SUMIF([$Estimacion_Tiempos.$G$10:.$G$990];[.$A63];[$Estimacion_Tiempos.Y$10:.Y$990])" office:value-type="float" office:value="0">
            <text:p>0</text:p>
          </table:table-cell>
          <table:table-cell table:style-name="ce61" table:formula="of:=SUMIF([$Estimacion_Tiempos.$G$10:.$G$990];[.$A63];[$Estimacion_Tiempos.Z$10:.Z$990])" office:value-type="float" office:value="0">
            <text:p>0</text:p>
          </table:table-cell>
          <table:table-cell table:style-name="ce61" table:formula="of:=SUMIF([$Estimacion_Tiempos.$G$10:.$G$990];[.$A63];[$Estimacion_Tiempos.AA$10:.AA$990])" office:value-type="float" office:value="0">
            <text:p>0</text:p>
          </table:table-cell>
          <table:table-cell table:style-name="ce61" table:formula="of:=SUMIF([$Estimacion_Tiempos.$G$10:.$G$990];[.$A63];[$Estimacion_Tiempos.AB$10:.AB$990])" office:value-type="float" office:value="0">
            <text:p>0</text:p>
          </table:table-cell>
          <table:table-cell table:style-name="ce61" table:formula="of:=SUMIF([$Estimacion_Tiempos.$G$10:.$G$990];[.$A63];[$Estimacion_Tiempos.AC$10:.AC$990])" office:value-type="float" office:value="0">
            <text:p>0</text:p>
          </table:table-cell>
          <table:table-cell table:style-name="ce61" table:formula="of:=SUMIF([$Estimacion_Tiempos.$G$10:.$G$990];[.$A63];[$Estimacion_Tiempos.AD$10:.AD$990])" office:value-type="float" office:value="0">
            <text:p>0</text:p>
          </table:table-cell>
          <table:table-cell table:style-name="ce61" table:formula="of:=SUMIF([$Estimacion_Tiempos.$G$10:.$G$990];[.$A63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0]" office:value-type="float" office:value="0">
            <text:p>0</text:p>
          </table:table-cell>
          <table:table-cell table:style-name="ce61" table:formula="of:=SUMIF([$Estimacion_Tiempos.$G$10:.$G$990];[.$A64];[$Estimacion_Tiempos.H$10:.H$990])" office:value-type="float" office:value="0">
            <text:p>0</text:p>
          </table:table-cell>
          <table:table-cell table:style-name="ce61" table:formula="of:=SUMIF([$Estimacion_Tiempos.$G$10:.$G$990];[.$A64];[$Estimacion_Tiempos.I$10:.I$990])" office:value-type="float" office:value="0">
            <text:p>0</text:p>
          </table:table-cell>
          <table:table-cell table:style-name="ce61" table:formula="of:=SUMIF([$Estimacion_Tiempos.$G$10:.$G$990];[.$A64];[$Estimacion_Tiempos.J$10:.J$990])" office:value-type="float" office:value="0">
            <text:p>0</text:p>
          </table:table-cell>
          <table:table-cell table:style-name="ce61" table:formula="of:=SUMIF([$Estimacion_Tiempos.$G$10:.$G$990];[.$A64];[$Estimacion_Tiempos.K$10:.K$990])" office:value-type="float" office:value="0">
            <text:p>0</text:p>
          </table:table-cell>
          <table:table-cell table:style-name="ce61" table:formula="of:=SUMIF([$Estimacion_Tiempos.$G$10:.$G$990];[.$A64];[$Estimacion_Tiempos.L$10:.L$990])" office:value-type="float" office:value="0">
            <text:p>0</text:p>
          </table:table-cell>
          <table:table-cell table:style-name="ce61" table:formula="of:=SUMIF([$Estimacion_Tiempos.$G$10:.$G$990];[.$A64];[$Estimacion_Tiempos.M$10:.M$990])" office:value-type="float" office:value="0">
            <text:p>0</text:p>
          </table:table-cell>
          <table:table-cell table:style-name="ce61" table:formula="of:=SUMIF([$Estimacion_Tiempos.$G$10:.$G$990];[.$A64];[$Estimacion_Tiempos.N$10:.N$990])" office:value-type="float" office:value="0">
            <text:p>0</text:p>
          </table:table-cell>
          <table:table-cell table:style-name="ce61" table:formula="of:=SUMIF([$Estimacion_Tiempos.$G$10:.$G$990];[.$A64];[$Estimacion_Tiempos.O$10:.O$990])" office:value-type="float" office:value="0">
            <text:p>0</text:p>
          </table:table-cell>
          <table:table-cell table:style-name="ce61" table:formula="of:=SUMIF([$Estimacion_Tiempos.$G$10:.$G$990];[.$A64];[$Estimacion_Tiempos.P$10:.P$990])" office:value-type="float" office:value="0">
            <text:p>0</text:p>
          </table:table-cell>
          <table:table-cell table:style-name="ce61" table:formula="of:=SUMIF([$Estimacion_Tiempos.$G$10:.$G$990];[.$A64];[$Estimacion_Tiempos.Q$10:.Q$990])" office:value-type="float" office:value="0">
            <text:p>0</text:p>
          </table:table-cell>
          <table:table-cell table:style-name="ce61" table:formula="of:=SUMIF([$Estimacion_Tiempos.$G$10:.$G$990];[.$A64];[$Estimacion_Tiempos.R$10:.R$990])" office:value-type="float" office:value="0">
            <text:p>0</text:p>
          </table:table-cell>
          <table:table-cell table:style-name="ce61" table:formula="of:=SUMIF([$Estimacion_Tiempos.$G$10:.$G$990];[.$A64];[$Estimacion_Tiempos.S$10:.S$990])" office:value-type="float" office:value="0">
            <text:p>0</text:p>
          </table:table-cell>
          <table:table-cell table:style-name="ce61" table:formula="of:=SUMIF([$Estimacion_Tiempos.$G$10:.$G$990];[.$A64];[$Estimacion_Tiempos.T$10:.T$990])" office:value-type="float" office:value="0">
            <text:p>0</text:p>
          </table:table-cell>
          <table:table-cell table:style-name="ce61" table:formula="of:=SUMIF([$Estimacion_Tiempos.$G$10:.$G$990];[.$A64];[$Estimacion_Tiempos.U$10:.U$990])" office:value-type="float" office:value="0">
            <text:p>0</text:p>
          </table:table-cell>
          <table:table-cell table:style-name="ce61" table:formula="of:=SUMIF([$Estimacion_Tiempos.$G$10:.$G$990];[.$A64];[$Estimacion_Tiempos.V$10:.V$990])" office:value-type="float" office:value="0">
            <text:p>0</text:p>
          </table:table-cell>
          <table:table-cell table:style-name="ce61" table:formula="of:=SUMIF([$Estimacion_Tiempos.$G$10:.$G$990];[.$A64];[$Estimacion_Tiempos.W$10:.W$990])" office:value-type="float" office:value="0">
            <text:p>0</text:p>
          </table:table-cell>
          <table:table-cell table:style-name="ce61" table:formula="of:=SUMIF([$Estimacion_Tiempos.$G$10:.$G$990];[.$A64];[$Estimacion_Tiempos.X$10:.X$990])" office:value-type="float" office:value="0">
            <text:p>0</text:p>
          </table:table-cell>
          <table:table-cell table:style-name="ce61" table:formula="of:=SUMIF([$Estimacion_Tiempos.$G$10:.$G$990];[.$A64];[$Estimacion_Tiempos.Y$10:.Y$990])" office:value-type="float" office:value="0">
            <text:p>0</text:p>
          </table:table-cell>
          <table:table-cell table:style-name="ce61" table:formula="of:=SUMIF([$Estimacion_Tiempos.$G$10:.$G$990];[.$A64];[$Estimacion_Tiempos.Z$10:.Z$990])" office:value-type="float" office:value="0">
            <text:p>0</text:p>
          </table:table-cell>
          <table:table-cell table:style-name="ce61" table:formula="of:=SUMIF([$Estimacion_Tiempos.$G$10:.$G$990];[.$A64];[$Estimacion_Tiempos.AA$10:.AA$990])" office:value-type="float" office:value="0">
            <text:p>0</text:p>
          </table:table-cell>
          <table:table-cell table:style-name="ce61" table:formula="of:=SUMIF([$Estimacion_Tiempos.$G$10:.$G$990];[.$A64];[$Estimacion_Tiempos.AB$10:.AB$990])" office:value-type="float" office:value="0">
            <text:p>0</text:p>
          </table:table-cell>
          <table:table-cell table:style-name="ce61" table:formula="of:=SUMIF([$Estimacion_Tiempos.$G$10:.$G$990];[.$A64];[$Estimacion_Tiempos.AC$10:.AC$990])" office:value-type="float" office:value="0">
            <text:p>0</text:p>
          </table:table-cell>
          <table:table-cell table:style-name="ce61" table:formula="of:=SUMIF([$Estimacion_Tiempos.$G$10:.$G$990];[.$A64];[$Estimacion_Tiempos.AD$10:.AD$990])" office:value-type="float" office:value="0">
            <text:p>0</text:p>
          </table:table-cell>
          <table:table-cell table:style-name="ce61" table:formula="of:=SUMIF([$Estimacion_Tiempos.$G$10:.$G$990];[.$A64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1]" office:value-type="float" office:value="0">
            <text:p>0</text:p>
          </table:table-cell>
          <table:table-cell table:style-name="ce61" table:formula="of:=SUMIF([$Estimacion_Tiempos.$G$10:.$G$990];[.$A65];[$Estimacion_Tiempos.H$10:.H$990])" office:value-type="float" office:value="0">
            <text:p>0</text:p>
          </table:table-cell>
          <table:table-cell table:style-name="ce61" table:formula="of:=SUMIF([$Estimacion_Tiempos.$G$10:.$G$990];[.$A65];[$Estimacion_Tiempos.I$10:.I$990])" office:value-type="float" office:value="0">
            <text:p>0</text:p>
          </table:table-cell>
          <table:table-cell table:style-name="ce61" table:formula="of:=SUMIF([$Estimacion_Tiempos.$G$10:.$G$990];[.$A65];[$Estimacion_Tiempos.J$10:.J$990])" office:value-type="float" office:value="0">
            <text:p>0</text:p>
          </table:table-cell>
          <table:table-cell table:style-name="ce61" table:formula="of:=SUMIF([$Estimacion_Tiempos.$G$10:.$G$990];[.$A65];[$Estimacion_Tiempos.K$10:.K$990])" office:value-type="float" office:value="0">
            <text:p>0</text:p>
          </table:table-cell>
          <table:table-cell table:style-name="ce61" table:formula="of:=SUMIF([$Estimacion_Tiempos.$G$10:.$G$990];[.$A65];[$Estimacion_Tiempos.L$10:.L$990])" office:value-type="float" office:value="0">
            <text:p>0</text:p>
          </table:table-cell>
          <table:table-cell table:style-name="ce61" table:formula="of:=SUMIF([$Estimacion_Tiempos.$G$10:.$G$990];[.$A65];[$Estimacion_Tiempos.M$10:.M$990])" office:value-type="float" office:value="0">
            <text:p>0</text:p>
          </table:table-cell>
          <table:table-cell table:style-name="ce61" table:formula="of:=SUMIF([$Estimacion_Tiempos.$G$10:.$G$990];[.$A65];[$Estimacion_Tiempos.N$10:.N$990])" office:value-type="float" office:value="0">
            <text:p>0</text:p>
          </table:table-cell>
          <table:table-cell table:style-name="ce61" table:formula="of:=SUMIF([$Estimacion_Tiempos.$G$10:.$G$990];[.$A65];[$Estimacion_Tiempos.O$10:.O$990])" office:value-type="float" office:value="0">
            <text:p>0</text:p>
          </table:table-cell>
          <table:table-cell table:style-name="ce61" table:formula="of:=SUMIF([$Estimacion_Tiempos.$G$10:.$G$990];[.$A65];[$Estimacion_Tiempos.P$10:.P$990])" office:value-type="float" office:value="0">
            <text:p>0</text:p>
          </table:table-cell>
          <table:table-cell table:style-name="ce61" table:formula="of:=SUMIF([$Estimacion_Tiempos.$G$10:.$G$990];[.$A65];[$Estimacion_Tiempos.Q$10:.Q$990])" office:value-type="float" office:value="0">
            <text:p>0</text:p>
          </table:table-cell>
          <table:table-cell table:style-name="ce61" table:formula="of:=SUMIF([$Estimacion_Tiempos.$G$10:.$G$990];[.$A65];[$Estimacion_Tiempos.R$10:.R$990])" office:value-type="float" office:value="0">
            <text:p>0</text:p>
          </table:table-cell>
          <table:table-cell table:style-name="ce61" table:formula="of:=SUMIF([$Estimacion_Tiempos.$G$10:.$G$990];[.$A65];[$Estimacion_Tiempos.S$10:.S$990])" office:value-type="float" office:value="0">
            <text:p>0</text:p>
          </table:table-cell>
          <table:table-cell table:style-name="ce61" table:formula="of:=SUMIF([$Estimacion_Tiempos.$G$10:.$G$990];[.$A65];[$Estimacion_Tiempos.T$10:.T$990])" office:value-type="float" office:value="0">
            <text:p>0</text:p>
          </table:table-cell>
          <table:table-cell table:style-name="ce61" table:formula="of:=SUMIF([$Estimacion_Tiempos.$G$10:.$G$990];[.$A65];[$Estimacion_Tiempos.U$10:.U$990])" office:value-type="float" office:value="0">
            <text:p>0</text:p>
          </table:table-cell>
          <table:table-cell table:style-name="ce61" table:formula="of:=SUMIF([$Estimacion_Tiempos.$G$10:.$G$990];[.$A65];[$Estimacion_Tiempos.V$10:.V$990])" office:value-type="float" office:value="0">
            <text:p>0</text:p>
          </table:table-cell>
          <table:table-cell table:style-name="ce61" table:formula="of:=SUMIF([$Estimacion_Tiempos.$G$10:.$G$990];[.$A65];[$Estimacion_Tiempos.W$10:.W$990])" office:value-type="float" office:value="0">
            <text:p>0</text:p>
          </table:table-cell>
          <table:table-cell table:style-name="ce61" table:formula="of:=SUMIF([$Estimacion_Tiempos.$G$10:.$G$990];[.$A65];[$Estimacion_Tiempos.X$10:.X$990])" office:value-type="float" office:value="0">
            <text:p>0</text:p>
          </table:table-cell>
          <table:table-cell table:style-name="ce61" table:formula="of:=SUMIF([$Estimacion_Tiempos.$G$10:.$G$990];[.$A65];[$Estimacion_Tiempos.Y$10:.Y$990])" office:value-type="float" office:value="0">
            <text:p>0</text:p>
          </table:table-cell>
          <table:table-cell table:style-name="ce61" table:formula="of:=SUMIF([$Estimacion_Tiempos.$G$10:.$G$990];[.$A65];[$Estimacion_Tiempos.Z$10:.Z$990])" office:value-type="float" office:value="0">
            <text:p>0</text:p>
          </table:table-cell>
          <table:table-cell table:style-name="ce61" table:formula="of:=SUMIF([$Estimacion_Tiempos.$G$10:.$G$990];[.$A65];[$Estimacion_Tiempos.AA$10:.AA$990])" office:value-type="float" office:value="0">
            <text:p>0</text:p>
          </table:table-cell>
          <table:table-cell table:style-name="ce61" table:formula="of:=SUMIF([$Estimacion_Tiempos.$G$10:.$G$990];[.$A65];[$Estimacion_Tiempos.AB$10:.AB$990])" office:value-type="float" office:value="0">
            <text:p>0</text:p>
          </table:table-cell>
          <table:table-cell table:style-name="ce61" table:formula="of:=SUMIF([$Estimacion_Tiempos.$G$10:.$G$990];[.$A65];[$Estimacion_Tiempos.AC$10:.AC$990])" office:value-type="float" office:value="0">
            <text:p>0</text:p>
          </table:table-cell>
          <table:table-cell table:style-name="ce61" table:formula="of:=SUMIF([$Estimacion_Tiempos.$G$10:.$G$990];[.$A65];[$Estimacion_Tiempos.AD$10:.AD$990])" office:value-type="float" office:value="0">
            <text:p>0</text:p>
          </table:table-cell>
          <table:table-cell table:style-name="ce61" table:formula="of:=SUMIF([$Estimacion_Tiempos.$G$10:.$G$990];[.$A65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2]" office:value-type="float" office:value="0">
            <text:p>0</text:p>
          </table:table-cell>
          <table:table-cell table:style-name="ce61" table:formula="of:=SUMIF([$Estimacion_Tiempos.$G$10:.$G$990];[.$A66];[$Estimacion_Tiempos.H$10:.H$990])" office:value-type="float" office:value="0">
            <text:p>0</text:p>
          </table:table-cell>
          <table:table-cell table:style-name="ce61" table:formula="of:=SUMIF([$Estimacion_Tiempos.$G$10:.$G$990];[.$A66];[$Estimacion_Tiempos.I$10:.I$990])" office:value-type="float" office:value="0">
            <text:p>0</text:p>
          </table:table-cell>
          <table:table-cell table:style-name="ce61" table:formula="of:=SUMIF([$Estimacion_Tiempos.$G$10:.$G$990];[.$A66];[$Estimacion_Tiempos.J$10:.J$990])" office:value-type="float" office:value="0">
            <text:p>0</text:p>
          </table:table-cell>
          <table:table-cell table:style-name="ce61" table:formula="of:=SUMIF([$Estimacion_Tiempos.$G$10:.$G$990];[.$A66];[$Estimacion_Tiempos.K$10:.K$990])" office:value-type="float" office:value="0">
            <text:p>0</text:p>
          </table:table-cell>
          <table:table-cell table:style-name="ce61" table:formula="of:=SUMIF([$Estimacion_Tiempos.$G$10:.$G$990];[.$A66];[$Estimacion_Tiempos.L$10:.L$990])" office:value-type="float" office:value="0">
            <text:p>0</text:p>
          </table:table-cell>
          <table:table-cell table:style-name="ce61" table:formula="of:=SUMIF([$Estimacion_Tiempos.$G$10:.$G$990];[.$A66];[$Estimacion_Tiempos.M$10:.M$990])" office:value-type="float" office:value="0">
            <text:p>0</text:p>
          </table:table-cell>
          <table:table-cell table:style-name="ce61" table:formula="of:=SUMIF([$Estimacion_Tiempos.$G$10:.$G$990];[.$A66];[$Estimacion_Tiempos.N$10:.N$990])" office:value-type="float" office:value="0">
            <text:p>0</text:p>
          </table:table-cell>
          <table:table-cell table:style-name="ce61" table:formula="of:=SUMIF([$Estimacion_Tiempos.$G$10:.$G$990];[.$A66];[$Estimacion_Tiempos.O$10:.O$990])" office:value-type="float" office:value="0">
            <text:p>0</text:p>
          </table:table-cell>
          <table:table-cell table:style-name="ce61" table:formula="of:=SUMIF([$Estimacion_Tiempos.$G$10:.$G$990];[.$A66];[$Estimacion_Tiempos.P$10:.P$990])" office:value-type="float" office:value="0">
            <text:p>0</text:p>
          </table:table-cell>
          <table:table-cell table:style-name="ce61" table:formula="of:=SUMIF([$Estimacion_Tiempos.$G$10:.$G$990];[.$A66];[$Estimacion_Tiempos.Q$10:.Q$990])" office:value-type="float" office:value="0">
            <text:p>0</text:p>
          </table:table-cell>
          <table:table-cell table:style-name="ce61" table:formula="of:=SUMIF([$Estimacion_Tiempos.$G$10:.$G$990];[.$A66];[$Estimacion_Tiempos.R$10:.R$990])" office:value-type="float" office:value="0">
            <text:p>0</text:p>
          </table:table-cell>
          <table:table-cell table:style-name="ce61" table:formula="of:=SUMIF([$Estimacion_Tiempos.$G$10:.$G$990];[.$A66];[$Estimacion_Tiempos.S$10:.S$990])" office:value-type="float" office:value="0">
            <text:p>0</text:p>
          </table:table-cell>
          <table:table-cell table:style-name="ce61" table:formula="of:=SUMIF([$Estimacion_Tiempos.$G$10:.$G$990];[.$A66];[$Estimacion_Tiempos.T$10:.T$990])" office:value-type="float" office:value="0">
            <text:p>0</text:p>
          </table:table-cell>
          <table:table-cell table:style-name="ce61" table:formula="of:=SUMIF([$Estimacion_Tiempos.$G$10:.$G$990];[.$A66];[$Estimacion_Tiempos.U$10:.U$990])" office:value-type="float" office:value="0">
            <text:p>0</text:p>
          </table:table-cell>
          <table:table-cell table:style-name="ce61" table:formula="of:=SUMIF([$Estimacion_Tiempos.$G$10:.$G$990];[.$A66];[$Estimacion_Tiempos.V$10:.V$990])" office:value-type="float" office:value="0">
            <text:p>0</text:p>
          </table:table-cell>
          <table:table-cell table:style-name="ce61" table:formula="of:=SUMIF([$Estimacion_Tiempos.$G$10:.$G$990];[.$A66];[$Estimacion_Tiempos.W$10:.W$990])" office:value-type="float" office:value="0">
            <text:p>0</text:p>
          </table:table-cell>
          <table:table-cell table:style-name="ce61" table:formula="of:=SUMIF([$Estimacion_Tiempos.$G$10:.$G$990];[.$A66];[$Estimacion_Tiempos.X$10:.X$990])" office:value-type="float" office:value="0">
            <text:p>0</text:p>
          </table:table-cell>
          <table:table-cell table:style-name="ce61" table:formula="of:=SUMIF([$Estimacion_Tiempos.$G$10:.$G$990];[.$A66];[$Estimacion_Tiempos.Y$10:.Y$990])" office:value-type="float" office:value="0">
            <text:p>0</text:p>
          </table:table-cell>
          <table:table-cell table:style-name="ce61" table:formula="of:=SUMIF([$Estimacion_Tiempos.$G$10:.$G$990];[.$A66];[$Estimacion_Tiempos.Z$10:.Z$990])" office:value-type="float" office:value="0">
            <text:p>0</text:p>
          </table:table-cell>
          <table:table-cell table:style-name="ce61" table:formula="of:=SUMIF([$Estimacion_Tiempos.$G$10:.$G$990];[.$A66];[$Estimacion_Tiempos.AA$10:.AA$990])" office:value-type="float" office:value="0">
            <text:p>0</text:p>
          </table:table-cell>
          <table:table-cell table:style-name="ce61" table:formula="of:=SUMIF([$Estimacion_Tiempos.$G$10:.$G$990];[.$A66];[$Estimacion_Tiempos.AB$10:.AB$990])" office:value-type="float" office:value="0">
            <text:p>0</text:p>
          </table:table-cell>
          <table:table-cell table:style-name="ce61" table:formula="of:=SUMIF([$Estimacion_Tiempos.$G$10:.$G$990];[.$A66];[$Estimacion_Tiempos.AC$10:.AC$990])" office:value-type="float" office:value="0">
            <text:p>0</text:p>
          </table:table-cell>
          <table:table-cell table:style-name="ce61" table:formula="of:=SUMIF([$Estimacion_Tiempos.$G$10:.$G$990];[.$A66];[$Estimacion_Tiempos.AD$10:.AD$990])" office:value-type="float" office:value="0">
            <text:p>0</text:p>
          </table:table-cell>
          <table:table-cell table:style-name="ce61" table:formula="of:=SUMIF([$Estimacion_Tiempos.$G$10:.$G$990];[.$A66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3]" office:value-type="float" office:value="0">
            <text:p>0</text:p>
          </table:table-cell>
          <table:table-cell table:style-name="ce61" table:formula="of:=SUMIF([$Estimacion_Tiempos.$G$10:.$G$990];[.$A67];[$Estimacion_Tiempos.H$10:.H$990])" office:value-type="float" office:value="0">
            <text:p>0</text:p>
          </table:table-cell>
          <table:table-cell table:style-name="ce61" table:formula="of:=SUMIF([$Estimacion_Tiempos.$G$10:.$G$990];[.$A67];[$Estimacion_Tiempos.I$10:.I$990])" office:value-type="float" office:value="0">
            <text:p>0</text:p>
          </table:table-cell>
          <table:table-cell table:style-name="ce61" table:formula="of:=SUMIF([$Estimacion_Tiempos.$G$10:.$G$990];[.$A67];[$Estimacion_Tiempos.J$10:.J$990])" office:value-type="float" office:value="0">
            <text:p>0</text:p>
          </table:table-cell>
          <table:table-cell table:style-name="ce61" table:formula="of:=SUMIF([$Estimacion_Tiempos.$G$10:.$G$990];[.$A67];[$Estimacion_Tiempos.K$10:.K$990])" office:value-type="float" office:value="0">
            <text:p>0</text:p>
          </table:table-cell>
          <table:table-cell table:style-name="ce61" table:formula="of:=SUMIF([$Estimacion_Tiempos.$G$10:.$G$990];[.$A67];[$Estimacion_Tiempos.L$10:.L$990])" office:value-type="float" office:value="0">
            <text:p>0</text:p>
          </table:table-cell>
          <table:table-cell table:style-name="ce61" table:formula="of:=SUMIF([$Estimacion_Tiempos.$G$10:.$G$990];[.$A67];[$Estimacion_Tiempos.M$10:.M$990])" office:value-type="float" office:value="0">
            <text:p>0</text:p>
          </table:table-cell>
          <table:table-cell table:style-name="ce61" table:formula="of:=SUMIF([$Estimacion_Tiempos.$G$10:.$G$990];[.$A67];[$Estimacion_Tiempos.N$10:.N$990])" office:value-type="float" office:value="0">
            <text:p>0</text:p>
          </table:table-cell>
          <table:table-cell table:style-name="ce61" table:formula="of:=SUMIF([$Estimacion_Tiempos.$G$10:.$G$990];[.$A67];[$Estimacion_Tiempos.O$10:.O$990])" office:value-type="float" office:value="0">
            <text:p>0</text:p>
          </table:table-cell>
          <table:table-cell table:style-name="ce61" table:formula="of:=SUMIF([$Estimacion_Tiempos.$G$10:.$G$990];[.$A67];[$Estimacion_Tiempos.P$10:.P$990])" office:value-type="float" office:value="0">
            <text:p>0</text:p>
          </table:table-cell>
          <table:table-cell table:style-name="ce61" table:formula="of:=SUMIF([$Estimacion_Tiempos.$G$10:.$G$990];[.$A67];[$Estimacion_Tiempos.Q$10:.Q$990])" office:value-type="float" office:value="0">
            <text:p>0</text:p>
          </table:table-cell>
          <table:table-cell table:style-name="ce61" table:formula="of:=SUMIF([$Estimacion_Tiempos.$G$10:.$G$990];[.$A67];[$Estimacion_Tiempos.R$10:.R$990])" office:value-type="float" office:value="0">
            <text:p>0</text:p>
          </table:table-cell>
          <table:table-cell table:style-name="ce61" table:formula="of:=SUMIF([$Estimacion_Tiempos.$G$10:.$G$990];[.$A67];[$Estimacion_Tiempos.S$10:.S$990])" office:value-type="float" office:value="0">
            <text:p>0</text:p>
          </table:table-cell>
          <table:table-cell table:style-name="ce61" table:formula="of:=SUMIF([$Estimacion_Tiempos.$G$10:.$G$990];[.$A67];[$Estimacion_Tiempos.T$10:.T$990])" office:value-type="float" office:value="0">
            <text:p>0</text:p>
          </table:table-cell>
          <table:table-cell table:style-name="ce61" table:formula="of:=SUMIF([$Estimacion_Tiempos.$G$10:.$G$990];[.$A67];[$Estimacion_Tiempos.U$10:.U$990])" office:value-type="float" office:value="0">
            <text:p>0</text:p>
          </table:table-cell>
          <table:table-cell table:style-name="ce61" table:formula="of:=SUMIF([$Estimacion_Tiempos.$G$10:.$G$990];[.$A67];[$Estimacion_Tiempos.V$10:.V$990])" office:value-type="float" office:value="0">
            <text:p>0</text:p>
          </table:table-cell>
          <table:table-cell table:style-name="ce61" table:formula="of:=SUMIF([$Estimacion_Tiempos.$G$10:.$G$990];[.$A67];[$Estimacion_Tiempos.W$10:.W$990])" office:value-type="float" office:value="0">
            <text:p>0</text:p>
          </table:table-cell>
          <table:table-cell table:style-name="ce61" table:formula="of:=SUMIF([$Estimacion_Tiempos.$G$10:.$G$990];[.$A67];[$Estimacion_Tiempos.X$10:.X$990])" office:value-type="float" office:value="0">
            <text:p>0</text:p>
          </table:table-cell>
          <table:table-cell table:style-name="ce61" table:formula="of:=SUMIF([$Estimacion_Tiempos.$G$10:.$G$990];[.$A67];[$Estimacion_Tiempos.Y$10:.Y$990])" office:value-type="float" office:value="0">
            <text:p>0</text:p>
          </table:table-cell>
          <table:table-cell table:style-name="ce61" table:formula="of:=SUMIF([$Estimacion_Tiempos.$G$10:.$G$990];[.$A67];[$Estimacion_Tiempos.Z$10:.Z$990])" office:value-type="float" office:value="0">
            <text:p>0</text:p>
          </table:table-cell>
          <table:table-cell table:style-name="ce61" table:formula="of:=SUMIF([$Estimacion_Tiempos.$G$10:.$G$990];[.$A67];[$Estimacion_Tiempos.AA$10:.AA$990])" office:value-type="float" office:value="0">
            <text:p>0</text:p>
          </table:table-cell>
          <table:table-cell table:style-name="ce61" table:formula="of:=SUMIF([$Estimacion_Tiempos.$G$10:.$G$990];[.$A67];[$Estimacion_Tiempos.AB$10:.AB$990])" office:value-type="float" office:value="0">
            <text:p>0</text:p>
          </table:table-cell>
          <table:table-cell table:style-name="ce61" table:formula="of:=SUMIF([$Estimacion_Tiempos.$G$10:.$G$990];[.$A67];[$Estimacion_Tiempos.AC$10:.AC$990])" office:value-type="float" office:value="0">
            <text:p>0</text:p>
          </table:table-cell>
          <table:table-cell table:style-name="ce61" table:formula="of:=SUMIF([$Estimacion_Tiempos.$G$10:.$G$990];[.$A67];[$Estimacion_Tiempos.AD$10:.AD$990])" office:value-type="float" office:value="0">
            <text:p>0</text:p>
          </table:table-cell>
          <table:table-cell table:style-name="ce61" table:formula="of:=SUMIF([$Estimacion_Tiempos.$G$10:.$G$990];[.$A67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4]" office:value-type="float" office:value="0">
            <text:p>0</text:p>
          </table:table-cell>
          <table:table-cell table:style-name="ce61" table:formula="of:=SUMIF([$Estimacion_Tiempos.$G$10:.$G$990];[.$A68];[$Estimacion_Tiempos.H$10:.H$990])" office:value-type="float" office:value="0">
            <text:p>0</text:p>
          </table:table-cell>
          <table:table-cell table:style-name="ce61" table:formula="of:=SUMIF([$Estimacion_Tiempos.$G$10:.$G$990];[.$A68];[$Estimacion_Tiempos.I$10:.I$990])" office:value-type="float" office:value="0">
            <text:p>0</text:p>
          </table:table-cell>
          <table:table-cell table:style-name="ce61" table:formula="of:=SUMIF([$Estimacion_Tiempos.$G$10:.$G$990];[.$A68];[$Estimacion_Tiempos.J$10:.J$990])" office:value-type="float" office:value="0">
            <text:p>0</text:p>
          </table:table-cell>
          <table:table-cell table:style-name="ce61" table:formula="of:=SUMIF([$Estimacion_Tiempos.$G$10:.$G$990];[.$A68];[$Estimacion_Tiempos.K$10:.K$990])" office:value-type="float" office:value="0">
            <text:p>0</text:p>
          </table:table-cell>
          <table:table-cell table:style-name="ce61" table:formula="of:=SUMIF([$Estimacion_Tiempos.$G$10:.$G$990];[.$A68];[$Estimacion_Tiempos.L$10:.L$990])" office:value-type="float" office:value="0">
            <text:p>0</text:p>
          </table:table-cell>
          <table:table-cell table:style-name="ce61" table:formula="of:=SUMIF([$Estimacion_Tiempos.$G$10:.$G$990];[.$A68];[$Estimacion_Tiempos.M$10:.M$990])" office:value-type="float" office:value="0">
            <text:p>0</text:p>
          </table:table-cell>
          <table:table-cell table:style-name="ce61" table:formula="of:=SUMIF([$Estimacion_Tiempos.$G$10:.$G$990];[.$A68];[$Estimacion_Tiempos.N$10:.N$990])" office:value-type="float" office:value="0">
            <text:p>0</text:p>
          </table:table-cell>
          <table:table-cell table:style-name="ce61" table:formula="of:=SUMIF([$Estimacion_Tiempos.$G$10:.$G$990];[.$A68];[$Estimacion_Tiempos.O$10:.O$990])" office:value-type="float" office:value="0">
            <text:p>0</text:p>
          </table:table-cell>
          <table:table-cell table:style-name="ce61" table:formula="of:=SUMIF([$Estimacion_Tiempos.$G$10:.$G$990];[.$A68];[$Estimacion_Tiempos.P$10:.P$990])" office:value-type="float" office:value="0">
            <text:p>0</text:p>
          </table:table-cell>
          <table:table-cell table:style-name="ce61" table:formula="of:=SUMIF([$Estimacion_Tiempos.$G$10:.$G$990];[.$A68];[$Estimacion_Tiempos.Q$10:.Q$990])" office:value-type="float" office:value="0">
            <text:p>0</text:p>
          </table:table-cell>
          <table:table-cell table:style-name="ce61" table:formula="of:=SUMIF([$Estimacion_Tiempos.$G$10:.$G$990];[.$A68];[$Estimacion_Tiempos.R$10:.R$990])" office:value-type="float" office:value="0">
            <text:p>0</text:p>
          </table:table-cell>
          <table:table-cell table:style-name="ce61" table:formula="of:=SUMIF([$Estimacion_Tiempos.$G$10:.$G$990];[.$A68];[$Estimacion_Tiempos.S$10:.S$990])" office:value-type="float" office:value="0">
            <text:p>0</text:p>
          </table:table-cell>
          <table:table-cell table:style-name="ce61" table:formula="of:=SUMIF([$Estimacion_Tiempos.$G$10:.$G$990];[.$A68];[$Estimacion_Tiempos.T$10:.T$990])" office:value-type="float" office:value="0">
            <text:p>0</text:p>
          </table:table-cell>
          <table:table-cell table:style-name="ce61" table:formula="of:=SUMIF([$Estimacion_Tiempos.$G$10:.$G$990];[.$A68];[$Estimacion_Tiempos.U$10:.U$990])" office:value-type="float" office:value="0">
            <text:p>0</text:p>
          </table:table-cell>
          <table:table-cell table:style-name="ce61" table:formula="of:=SUMIF([$Estimacion_Tiempos.$G$10:.$G$990];[.$A68];[$Estimacion_Tiempos.V$10:.V$990])" office:value-type="float" office:value="0">
            <text:p>0</text:p>
          </table:table-cell>
          <table:table-cell table:style-name="ce61" table:formula="of:=SUMIF([$Estimacion_Tiempos.$G$10:.$G$990];[.$A68];[$Estimacion_Tiempos.W$10:.W$990])" office:value-type="float" office:value="0">
            <text:p>0</text:p>
          </table:table-cell>
          <table:table-cell table:style-name="ce61" table:formula="of:=SUMIF([$Estimacion_Tiempos.$G$10:.$G$990];[.$A68];[$Estimacion_Tiempos.X$10:.X$990])" office:value-type="float" office:value="0">
            <text:p>0</text:p>
          </table:table-cell>
          <table:table-cell table:style-name="ce61" table:formula="of:=SUMIF([$Estimacion_Tiempos.$G$10:.$G$990];[.$A68];[$Estimacion_Tiempos.Y$10:.Y$990])" office:value-type="float" office:value="0">
            <text:p>0</text:p>
          </table:table-cell>
          <table:table-cell table:style-name="ce61" table:formula="of:=SUMIF([$Estimacion_Tiempos.$G$10:.$G$990];[.$A68];[$Estimacion_Tiempos.Z$10:.Z$990])" office:value-type="float" office:value="0">
            <text:p>0</text:p>
          </table:table-cell>
          <table:table-cell table:style-name="ce61" table:formula="of:=SUMIF([$Estimacion_Tiempos.$G$10:.$G$990];[.$A68];[$Estimacion_Tiempos.AA$10:.AA$990])" office:value-type="float" office:value="0">
            <text:p>0</text:p>
          </table:table-cell>
          <table:table-cell table:style-name="ce61" table:formula="of:=SUMIF([$Estimacion_Tiempos.$G$10:.$G$990];[.$A68];[$Estimacion_Tiempos.AB$10:.AB$990])" office:value-type="float" office:value="0">
            <text:p>0</text:p>
          </table:table-cell>
          <table:table-cell table:style-name="ce61" table:formula="of:=SUMIF([$Estimacion_Tiempos.$G$10:.$G$990];[.$A68];[$Estimacion_Tiempos.AC$10:.AC$990])" office:value-type="float" office:value="0">
            <text:p>0</text:p>
          </table:table-cell>
          <table:table-cell table:style-name="ce61" table:formula="of:=SUMIF([$Estimacion_Tiempos.$G$10:.$G$990];[.$A68];[$Estimacion_Tiempos.AD$10:.AD$990])" office:value-type="float" office:value="0">
            <text:p>0</text:p>
          </table:table-cell>
          <table:table-cell table:style-name="ce61" table:formula="of:=SUMIF([$Estimacion_Tiempos.$G$10:.$G$990];[.$A68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7" table:formula="of:=[$Config.C25]" office:value-type="float" office:value="0">
            <text:p>0</text:p>
          </table:table-cell>
          <table:table-cell table:style-name="ce61" table:formula="of:=SUMIF([$Estimacion_Tiempos.$G$10:.$G$990];[.$A69];[$Estimacion_Tiempos.H$10:.H$990])" office:value-type="float" office:value="0">
            <text:p>0</text:p>
          </table:table-cell>
          <table:table-cell table:style-name="ce61" table:formula="of:=SUMIF([$Estimacion_Tiempos.$G$10:.$G$990];[.$A69];[$Estimacion_Tiempos.I$10:.I$990])" office:value-type="float" office:value="0">
            <text:p>0</text:p>
          </table:table-cell>
          <table:table-cell table:style-name="ce61" table:formula="of:=SUMIF([$Estimacion_Tiempos.$G$10:.$G$990];[.$A69];[$Estimacion_Tiempos.J$10:.J$990])" office:value-type="float" office:value="0">
            <text:p>0</text:p>
          </table:table-cell>
          <table:table-cell table:style-name="ce61" table:formula="of:=SUMIF([$Estimacion_Tiempos.$G$10:.$G$990];[.$A69];[$Estimacion_Tiempos.K$10:.K$990])" office:value-type="float" office:value="0">
            <text:p>0</text:p>
          </table:table-cell>
          <table:table-cell table:style-name="ce61" table:formula="of:=SUMIF([$Estimacion_Tiempos.$G$10:.$G$990];[.$A69];[$Estimacion_Tiempos.L$10:.L$990])" office:value-type="float" office:value="0">
            <text:p>0</text:p>
          </table:table-cell>
          <table:table-cell table:style-name="ce61" table:formula="of:=SUMIF([$Estimacion_Tiempos.$G$10:.$G$990];[.$A69];[$Estimacion_Tiempos.M$10:.M$990])" office:value-type="float" office:value="0">
            <text:p>0</text:p>
          </table:table-cell>
          <table:table-cell table:style-name="ce61" table:formula="of:=SUMIF([$Estimacion_Tiempos.$G$10:.$G$990];[.$A69];[$Estimacion_Tiempos.N$10:.N$990])" office:value-type="float" office:value="0">
            <text:p>0</text:p>
          </table:table-cell>
          <table:table-cell table:style-name="ce61" table:formula="of:=SUMIF([$Estimacion_Tiempos.$G$10:.$G$990];[.$A69];[$Estimacion_Tiempos.O$10:.O$990])" office:value-type="float" office:value="0">
            <text:p>0</text:p>
          </table:table-cell>
          <table:table-cell table:style-name="ce61" table:formula="of:=SUMIF([$Estimacion_Tiempos.$G$10:.$G$990];[.$A69];[$Estimacion_Tiempos.P$10:.P$990])" office:value-type="float" office:value="0">
            <text:p>0</text:p>
          </table:table-cell>
          <table:table-cell table:style-name="ce61" table:formula="of:=SUMIF([$Estimacion_Tiempos.$G$10:.$G$990];[.$A69];[$Estimacion_Tiempos.Q$10:.Q$990])" office:value-type="float" office:value="0">
            <text:p>0</text:p>
          </table:table-cell>
          <table:table-cell table:style-name="ce61" table:formula="of:=SUMIF([$Estimacion_Tiempos.$G$10:.$G$990];[.$A69];[$Estimacion_Tiempos.R$10:.R$990])" office:value-type="float" office:value="0">
            <text:p>0</text:p>
          </table:table-cell>
          <table:table-cell table:style-name="ce61" table:formula="of:=SUMIF([$Estimacion_Tiempos.$G$10:.$G$990];[.$A69];[$Estimacion_Tiempos.S$10:.S$990])" office:value-type="float" office:value="0">
            <text:p>0</text:p>
          </table:table-cell>
          <table:table-cell table:style-name="ce61" table:formula="of:=SUMIF([$Estimacion_Tiempos.$G$10:.$G$990];[.$A69];[$Estimacion_Tiempos.T$10:.T$990])" office:value-type="float" office:value="0">
            <text:p>0</text:p>
          </table:table-cell>
          <table:table-cell table:style-name="ce61" table:formula="of:=SUMIF([$Estimacion_Tiempos.$G$10:.$G$990];[.$A69];[$Estimacion_Tiempos.U$10:.U$990])" office:value-type="float" office:value="0">
            <text:p>0</text:p>
          </table:table-cell>
          <table:table-cell table:style-name="ce61" table:formula="of:=SUMIF([$Estimacion_Tiempos.$G$10:.$G$990];[.$A69];[$Estimacion_Tiempos.V$10:.V$990])" office:value-type="float" office:value="0">
            <text:p>0</text:p>
          </table:table-cell>
          <table:table-cell table:style-name="ce61" table:formula="of:=SUMIF([$Estimacion_Tiempos.$G$10:.$G$990];[.$A69];[$Estimacion_Tiempos.W$10:.W$990])" office:value-type="float" office:value="0">
            <text:p>0</text:p>
          </table:table-cell>
          <table:table-cell table:style-name="ce61" table:formula="of:=SUMIF([$Estimacion_Tiempos.$G$10:.$G$990];[.$A69];[$Estimacion_Tiempos.X$10:.X$990])" office:value-type="float" office:value="0">
            <text:p>0</text:p>
          </table:table-cell>
          <table:table-cell table:style-name="ce61" table:formula="of:=SUMIF([$Estimacion_Tiempos.$G$10:.$G$990];[.$A69];[$Estimacion_Tiempos.Y$10:.Y$990])" office:value-type="float" office:value="0">
            <text:p>0</text:p>
          </table:table-cell>
          <table:table-cell table:style-name="ce61" table:formula="of:=SUMIF([$Estimacion_Tiempos.$G$10:.$G$990];[.$A69];[$Estimacion_Tiempos.Z$10:.Z$990])" office:value-type="float" office:value="0">
            <text:p>0</text:p>
          </table:table-cell>
          <table:table-cell table:style-name="ce61" table:formula="of:=SUMIF([$Estimacion_Tiempos.$G$10:.$G$990];[.$A69];[$Estimacion_Tiempos.AA$10:.AA$990])" office:value-type="float" office:value="0">
            <text:p>0</text:p>
          </table:table-cell>
          <table:table-cell table:style-name="ce61" table:formula="of:=SUMIF([$Estimacion_Tiempos.$G$10:.$G$990];[.$A69];[$Estimacion_Tiempos.AB$10:.AB$990])" office:value-type="float" office:value="0">
            <text:p>0</text:p>
          </table:table-cell>
          <table:table-cell table:style-name="ce61" table:formula="of:=SUMIF([$Estimacion_Tiempos.$G$10:.$G$990];[.$A69];[$Estimacion_Tiempos.AC$10:.AC$990])" office:value-type="float" office:value="0">
            <text:p>0</text:p>
          </table:table-cell>
          <table:table-cell table:style-name="ce61" table:formula="of:=SUMIF([$Estimacion_Tiempos.$G$10:.$G$990];[.$A69];[$Estimacion_Tiempos.AD$10:.AD$990])" office:value-type="float" office:value="0">
            <text:p>0</text:p>
          </table:table-cell>
          <table:table-cell table:style-name="ce61" table:formula="of:=SUMIF([$Estimacion_Tiempos.$G$10:.$G$990];[.$A69];[$Estimacion_Tiempos.AE$10:.AE$99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50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2">
            <text:p>2</text:p>
          </table:table-cell>
          <table:table-cell table:style-name="ce36" table:formula="of:=[$Config.B9]" office:value-type="float" office:value="40707">
            <text:p>13-jun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2" office:value-type="string">
            <text:p>L</text:p>
          </table:table-cell>
          <table:table-cell table:number-columns-repeated="2" table:style-name="ce72" office:value-type="string">
            <text:p>M</text:p>
          </table:table-cell>
          <table:table-cell table:style-name="ce72" office:value-type="string">
            <text:p>J</text:p>
          </table:table-cell>
          <table:table-cell table:style-name="ce72" office:value-type="string">
            <text:p>V</text:p>
          </table:table-cell>
          <table:table-cell table:style-name="ce72" office:value-type="string">
            <text:p>S</text:p>
          </table:table-cell>
          <table:table-cell table:style-name="ce72" office:value-type="string">
            <text:p>D</text:p>
          </table:table-cell>
          <table:table-cell table:style-name="ce72" office:value-type="string">
            <text:p>L</text:p>
          </table:table-cell>
          <table:table-cell table:number-columns-repeated="2" table:style-name="ce72" office:value-type="string">
            <text:p>M</text:p>
          </table:table-cell>
          <table:table-cell table:style-name="ce72" office:value-type="string">
            <text:p>J</text:p>
          </table:table-cell>
          <table:table-cell table:style-name="ce72" office:value-type="string">
            <text:p>V</text:p>
          </table:table-cell>
          <table:table-cell table:style-name="ce72" office:value-type="string">
            <text:p>S</text:p>
          </table:table-cell>
          <table:table-cell table:style-name="ce72" office:value-type="string">
            <text:p>D</text:p>
          </table:table-cell>
          <table:table-cell table:style-name="ce72" office:value-type="string">
            <text:p>L</text:p>
          </table:table-cell>
          <table:table-cell table:number-columns-repeated="2" table:style-name="ce72" office:value-type="string">
            <text:p>M</text:p>
          </table:table-cell>
          <table:table-cell table:style-name="ce72" office:value-type="string">
            <text:p>J</text:p>
          </table:table-cell>
          <table:table-cell table:style-name="ce72" office:value-type="string">
            <text:p>V</text:p>
          </table:table-cell>
          <table:table-cell table:style-name="ce72" office:value-type="string">
            <text:p>S</text:p>
          </table:table-cell>
          <table:table-cell table:style-name="ce72" office:value-type="string">
            <text:p>D</text:p>
          </table:table-cell>
          <table:table-cell table:style-name="ce72" office:value-type="string">
            <text:p>L</text:p>
          </table:table-cell>
          <table:table-cell table:number-columns-repeated="2" table:style-name="ce72" office:value-type="string">
            <text:p>M</text:p>
          </table:table-cell>
          <table:table-cell table:style-name="ce7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74" office:value-type="string">
            <text:p>1-Junio</text:p>
          </table:table-cell>
          <table:table-cell table:style-name="ce74" office:value-type="string">
            <text:p>2-Junio</text:p>
          </table:table-cell>
          <table:table-cell table:style-name="ce74" office:value-type="string">
            <text:p>3-Junio</text:p>
          </table:table-cell>
          <table:table-cell table:style-name="ce74" office:value-type="string">
            <text:p>4-Junio</text:p>
          </table:table-cell>
          <table:table-cell table:style-name="ce74" office:value-type="string">
            <text:p>5-Junio</text:p>
          </table:table-cell>
          <table:table-cell table:style-name="ce74" office:value-type="string">
            <text:p>6-Junio</text:p>
          </table:table-cell>
          <table:table-cell table:style-name="ce74" office:value-type="string">
            <text:p>7-Junio</text:p>
          </table:table-cell>
          <table:table-cell table:style-name="ce74" office:value-type="string">
            <text:p>8-Junio</text:p>
          </table:table-cell>
          <table:table-cell table:style-name="ce76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7" table:number-columns-repeated="24"/>
          <table:table-cell table:style-name="ce53"/>
          <table:table-cell table:style-name="ce27" table:number-columns-repeated="6"/>
          <table:table-cell table:style-name="ce55" table:formula="of:=[$Config.A14]" office:value-type="string" office:string-value="Requerimientos">
            <text:p>Requerimientos</text:p>
          </table:table-cell>
          <table:table-cell table:style-name="ce55" table:formula="of:=[$Config.B14]" office:value-type="string" office:string-value="En curso">
            <text:p>En curso</text:p>
          </table:table-cell>
          <table:table-cell table:style-name="ce55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number-columns-repeated="2" table:style-name="ce48" office:value-type="float" office:value="0">
            <text:p>0</text:p>
          </table:table-cell>
          <table:table-cell table:style-name="ce48" table:formula="of:=SUM([.H9:.H1002])" office:value-type="float" office:value="0">
            <text:p>0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formula="of:=SUM([.M9:.M1002])" office:value-type="float" office:value="0">
            <text:p>0</text:p>
          </table:table-cell>
          <table:table-cell table:style-name="ce48" table:formula="of:=SUM([.N9:.N1002])" office:value-type="float" office:value="0">
            <text:p>0</text:p>
          </table:table-cell>
          <table:table-cell table:style-name="ce48" table:formula="of:=SUM([.O9:.O1002])" office:value-type="float" office:value="0">
            <text:p>0</text:p>
          </table:table-cell>
          <table:table-cell table:style-name="ce48" table:formula="of:=SUM([.P9:.P1002])" office:value-type="float" office:value="0">
            <text:p>0</text:p>
          </table:table-cell>
          <table:table-cell table:style-name="ce48" table:formula="of:=SUM([.Q9:.Q1002])" office:value-type="float" office:value="0">
            <text:p>0</text:p>
          </table:table-cell>
          <table:table-cell table:style-name="ce48" table:formula="of:=SUM([.R9:.R1002])" office:value-type="float" office:value="0">
            <text:p>0</text:p>
          </table:table-cell>
          <table:table-cell table:style-name="ce48" table:formula="of:=SUM([.S9:.S1002])" office:value-type="float" office:value="0">
            <text:p>0</text:p>
          </table:table-cell>
          <table:table-cell table:style-name="ce48" table:formula="of:=SUM([.T9:.T1002])" office:value-type="float" office:value="0">
            <text:p>0</text:p>
          </table:table-cell>
          <table:table-cell table:style-name="ce48" table:formula="of:=SUM([.U9:.U1002])" office:value-type="float" office:value="0">
            <text:p>0</text:p>
          </table:table-cell>
          <table:table-cell table:style-name="ce48" table:formula="of:=SUM([.V9:.V1002])" office:value-type="float" office:value="0">
            <text:p>0</text:p>
          </table:table-cell>
          <table:table-cell table:style-name="ce48" table:formula="of:=SUM([.W9:.W1002])" office:value-type="float" office:value="0">
            <text:p>0</text:p>
          </table:table-cell>
          <table:table-cell table:style-name="ce48" table:formula="of:=SUM([.X9:.X1002])" office:value-type="float" office:value="0">
            <text:p>0</text:p>
          </table:table-cell>
          <table:table-cell table:style-name="ce48" table:formula="of:=SUM([.Y9:.Y1002])" office:value-type="float" office:value="0">
            <text:p>0</text:p>
          </table:table-cell>
          <table:table-cell table:style-name="ce48" table:formula="of:=SUM([.Z9:.Z1002])" office:value-type="float" office:value="0">
            <text:p>0</text:p>
          </table:table-cell>
          <table:table-cell table:style-name="ce48" table:formula="of:=SUM([.AA9:.AA1002])" office:value-type="float" office:value="0">
            <text:p>0</text:p>
          </table:table-cell>
          <table:table-cell table:style-name="ce48" table:formula="of:=SUM([.AB9:.AB1002])" office:value-type="float" office:value="0">
            <text:p>0</text:p>
          </table:table-cell>
          <table:table-cell table:style-name="ce48" table:formula="of:=SUM([.AC9:.AC1002])" office:value-type="float" office:value="0">
            <text:p>0</text:p>
          </table:table-cell>
          <table:table-cell table:number-columns-repeated="7"/>
          <table:table-cell table:style-name="ce55" table:formula="of:=[$Config.A15]" office:value-type="string" office:string-value="Análisis">
            <text:p>Análisis</text:p>
          </table:table-cell>
          <table:table-cell table:style-name="ce55" table:formula="of:=[$Config.B15]" office:value-type="string" office:string-value="En curso">
            <text:p>En curso</text:p>
          </table:table-cell>
          <table:table-cell table:style-name="ce55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0" table:number-columns-spanned="5" table:number-rows-spanned="1"/>
          <table:covered-table-cell table:number-columns-repeated="4" table:style-name="ce70"/>
          <table:table-cell table:style-name="ce49" office:value-type="string" table:number-columns-spanned="24" table:number-rows-spanned="2">
            <text:p>Tiempo Dedicado</text:p>
          </table:table-cell>
          <table:covered-table-cell table:number-columns-repeated="23" table:style-name="ce49"/>
          <table:table-cell table:number-columns-repeated="7"/>
          <table:table-cell table:style-name="ce55" table:formula="of:=[$Config.A16]" office:value-type="string" office:string-value="Diseño">
            <text:p>Diseño</text:p>
          </table:table-cell>
          <table:table-cell table:style-name="ce55" table:formula="of:=[$Config.B16]" office:value-type="string" office:string-value="Terminada">
            <text:p>Terminada</text:p>
          </table:table-cell>
          <table:table-cell table:style-name="ce55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9"/>
          <table:table-cell table:style-name="ce54"/>
          <table:table-cell table:number-columns-repeated="6"/>
          <table:table-cell table:style-name="ce55" table:formula="of:=[$Config.A17]" office:value-type="string" office:string-value="Implementación">
            <text:p>Implementación</text:p>
          </table:table-cell>
          <table:table-cell table:style-name="ce55" table:formula="of:=[$Config.B17]" office:value-type="string" office:string-value="Eliminada">
            <text:p>Eliminada</text:p>
          </table:table-cell>
          <table:table-cell table:style-name="ce55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2" table:number-columns-spanned="3" table:number-rows-spanned="1">
            <text:p>Revision Sprint#2</text:p>
          </table:table-cell>
          <table:covered-table-cell table:number-columns-repeated="2" table:style-name="ce33"/>
          <table:table-cell table:style-name="ce71" table:formula="of:=[$Estimacion_Tiempos.G10]" office:value-type="string" office:string-value="TODOS">
            <text:p>TODOS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7"/>
          <table:table-cell table:style-name="ce55" table:formula="of:=[$Config.A18]" office:value-type="string" office:string-value="Prueba">
            <text:p>Prueba</text:p>
          </table:table-cell>
          <table:table-cell table:style-name="ce55" table:formula="of:=[$Config.B18]" office:value-type="float" office:value="0">
            <text:p>0</text:p>
          </table:table-cell>
          <table:table-cell table:style-name="ce55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1" table:formula="of:=[$Estimacion_Tiempos.G#REF!]#ref!" office:value-type="string" office:string-value="Err:509">
            <text:p>Err:509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7"/>
          <table:table-cell table:style-name="ce55" table:formula="of:=[$Config.A19]" office:value-type="string" office:string-value="Reunión">
            <text:p>Reunión</text:p>
          </table:table-cell>
          <table:table-cell table:style-name="ce55" table:formula="of:=[$Config.B19]" office:value-type="float" office:value="0">
            <text:p>0</text:p>
          </table:table-cell>
          <table:table-cell table:style-name="ce55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1" table:formula="of:=[$Estimacion_Tiempos.G#REF!]#ref!" office:value-type="string" office:string-value="Err:509">
            <text:p>Err:509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0]" office:value-type="float" office:value="0">
            <text:p>0</text:p>
          </table:table-cell>
          <table:table-cell table:style-name="ce55" table:formula="of:=[$Config.B20]" office:value-type="float" office:value="0">
            <text:p>0</text:p>
          </table:table-cell>
          <table:table-cell table:style-name="ce55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1]" office:value-type="float" office:value="0">
            <text:p>0</text:p>
          </table:table-cell>
          <table:table-cell table:style-name="ce55" table:formula="of:=[$Config.B21]" office:value-type="float" office:value="0">
            <text:p>0</text:p>
          </table:table-cell>
          <table:table-cell table:style-name="ce55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2]" office:value-type="float" office:value="0">
            <text:p>0</text:p>
          </table:table-cell>
          <table:table-cell table:style-name="ce55" table:formula="of:=[$Config.B22]" office:value-type="float" office:value="0">
            <text:p>0</text:p>
          </table:table-cell>
          <table:table-cell table:style-name="ce55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3]" office:value-type="float" office:value="0">
            <text:p>0</text:p>
          </table:table-cell>
          <table:table-cell table:style-name="ce55" table:formula="of:=[$Config.B23]" office:value-type="float" office:value="0">
            <text:p>0</text:p>
          </table:table-cell>
          <table:table-cell table:style-name="ce55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4]" office:value-type="float" office:value="0">
            <text:p>0</text:p>
          </table:table-cell>
          <table:table-cell table:style-name="ce55" table:formula="of:=[$Config.B24]" office:value-type="float" office:value="0">
            <text:p>0</text:p>
          </table:table-cell>
          <table:table-cell table:style-name="ce55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A25]" office:value-type="float" office:value="0">
            <text:p>0</text:p>
          </table:table-cell>
          <table:table-cell table:style-name="ce55" table:formula="of:=[$Config.B25]" office:value-type="float" office:value="0">
            <text:p>0</text:p>
          </table:table-cell>
          <table:table-cell table:style-name="ce55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7"/>
          <table:table-cell table:style-name="ce55" table:formula="of:=[$Config.G14]" office:value-type="float" office:value="0">
            <text:p>0</text:p>
          </table:table-cell>
          <table:table-cell table:style-name="ce55" table:formula="of:=[$Config.H14]" office:value-type="float" office:value="0">
            <text:p>0</text:p>
          </table:table-cell>
          <table:table-cell table:style-name="ce55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#REF!]" office:value-type="float" office:value="0" table:number-columns-spanned="3" table:number-rows-spanned="1">
            <text:p>#REF!</text:p>
          </table:table-cell>
          <table:covered-table-cell table:number-columns-repeated="2" table:style-name="ce33"/>
          <table:table-cell table:style-name="ce71" table:formula="of:=[$Estimacion_Tiempos.G#REF!]" office:value-type="float" office:value="0">
            <text:p>#REF!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1]" office:value-type="string" office:string-value="Diseñar Diagrama de Despliegue" table:number-columns-spanned="3" table:number-rows-spanned="1">
            <text:p>Diseñar Diagrama de Despliegue</text:p>
          </table:table-cell>
          <table:covered-table-cell table:number-columns-repeated="2" table:style-name="ce33"/>
          <table:table-cell table:style-name="ce71" table:formula="of:=[$Estimacion_Tiempos.G11]" office:value-type="string" office:string-value="TODOS">
            <text:p>TODOS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2]" office:value-type="string" office:string-value="Identificar Clases de Diseño" table:number-columns-spanned="3" table:number-rows-spanned="1">
            <text:p>Identificar Clases de Diseño</text:p>
          </table:table-cell>
          <table:covered-table-cell table:number-columns-repeated="2" table:style-name="ce33"/>
          <table:table-cell table:style-name="ce71" table:formula="of:=[$Estimacion_Tiempos.G12]" office:value-type="string" office:string-value="TODOS">
            <text:p>TODOS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3]" office:value-type="string" office:string-value="Diseñar CU 0001" table:number-columns-spanned="3" table:number-rows-spanned="1">
            <text:p>Diseñar CU 0001</text:p>
          </table:table-cell>
          <table:covered-table-cell table:number-columns-repeated="2" table:style-name="ce33"/>
          <table:table-cell table:style-name="ce71" table:formula="of:=[$Estimacion_Tiempos.G1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4]" office:value-type="string" office:string-value="Diseñar CU 0002" table:number-columns-spanned="3" table:number-rows-spanned="1">
            <text:p>Diseñar CU 0002</text:p>
          </table:table-cell>
          <table:covered-table-cell table:number-columns-repeated="2" table:style-name="ce33"/>
          <table:table-cell table:style-name="ce71" table:formula="of:=[$Estimacion_Tiempos.G1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5]" office:value-type="string" office:string-value="Diseñar CU 0003" table:number-columns-spanned="3" table:number-rows-spanned="1">
            <text:p>Diseñar CU 0003</text:p>
          </table:table-cell>
          <table:covered-table-cell table:number-columns-repeated="2" table:style-name="ce33"/>
          <table:table-cell table:style-name="ce71" table:formula="of:=[$Estimacion_Tiempos.G15]" office:value-type="string" office:string-value="Tincho">
            <text:p>Tinch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16]" office:value-type="string" office:string-value="Diseñar CU 0004" table:number-columns-spanned="3" table:number-rows-spanned="1">
            <text:p>Diseñar CU 0004</text:p>
          </table:table-cell>
          <table:covered-table-cell table:number-columns-repeated="2" table:style-name="ce33"/>
          <table:table-cell table:style-name="ce71" table:formula="of:=[$Estimacion_Tiempos.G1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17]" office:value-type="string" office:string-value="Diseñar CU 0005" table:number-columns-spanned="3" table:number-rows-spanned="1">
            <text:p>Diseñar CU 0005</text:p>
          </table:table-cell>
          <table:covered-table-cell table:number-columns-repeated="2" table:style-name="ce33"/>
          <table:table-cell table:style-name="ce71" table:formula="of:=[$Estimacion_Tiempos.G17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18]" office:value-type="string" office:string-value="Diseñar CU 0006" table:number-columns-spanned="3" table:number-rows-spanned="1">
            <text:p>Diseñar CU 0006</text:p>
          </table:table-cell>
          <table:covered-table-cell table:number-columns-repeated="2" table:style-name="ce33"/>
          <table:table-cell table:style-name="ce71" table:formula="of:=[$Estimacion_Tiempos.G18]" office:value-type="string" office:string-value="chelo">
            <text:p>chelo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19]" office:value-type="string" office:string-value="Diseñar CU 0007" table:number-columns-spanned="3" table:number-rows-spanned="1">
            <text:p>Diseñar CU 0007</text:p>
          </table:table-cell>
          <table:covered-table-cell table:number-columns-repeated="2" table:style-name="ce33"/>
          <table:table-cell table:style-name="ce71" table:formula="of:=[$Estimacion_Tiempos.G19]" office:value-type="string" office:string-value="Pela">
            <text:p>Pela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20]" office:value-type="string" office:string-value="Diseñar CU 0008" table:number-columns-spanned="3" table:number-rows-spanned="1">
            <text:p>Diseñar CU 0008</text:p>
          </table:table-cell>
          <table:covered-table-cell table:number-columns-repeated="2" table:style-name="ce33"/>
          <table:table-cell table:style-name="ce71" table:formula="of:=[$Estimacion_Tiempos.G20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1]" office:value-type="string" office:string-value="Diseñar CU 0009" table:number-columns-spanned="3" table:number-rows-spanned="1">
            <text:p>Diseñar CU 0009</text:p>
          </table:table-cell>
          <table:covered-table-cell table:number-columns-repeated="2" table:style-name="ce33"/>
          <table:table-cell table:style-name="ce71" table:formula="of:=[$Estimacion_Tiempos.G2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Diseñar CU 0010" table:number-columns-spanned="3" table:number-rows-spanned="1">
            <text:p>Diseñar CU 0010</text:p>
          </table:table-cell>
          <table:covered-table-cell table:number-columns-repeated="2" table:style-name="ce33"/>
          <table:table-cell table:style-name="ce71" table:formula="of:=[$Estimacion_Tiempos.G2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Diseñar Clases Resultantes CU 0001" table:number-columns-spanned="3" table:number-rows-spanned="1">
            <text:p>Diseñar Clases Resultantes CU 0001</text:p>
          </table:table-cell>
          <table:covered-table-cell table:number-columns-repeated="2" table:style-name="ce33"/>
          <table:table-cell table:style-name="ce71" table:formula="of:=[$Estimacion_Tiempos.G23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Diseñar Clases Resultantes CU 0002" table:number-columns-spanned="3" table:number-rows-spanned="1">
            <text:p>Diseñar Clases Resultantes CU 0002</text:p>
          </table:table-cell>
          <table:covered-table-cell table:number-columns-repeated="2" table:style-name="ce33"/>
          <table:table-cell table:style-name="ce71" table:formula="of:=[$Estimacion_Tiempos.G24]" office:value-type="string" office:string-value="Pela">
            <text:p>Pela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Diseñar Clases Resultantes CU 0003" table:number-columns-spanned="3" table:number-rows-spanned="1">
            <text:p>Diseñar Clases Resultantes CU 0003</text:p>
          </table:table-cell>
          <table:covered-table-cell table:number-columns-repeated="2" table:style-name="ce33"/>
          <table:table-cell table:style-name="ce71" table:formula="of:=[$Estimacion_Tiempos.G25]" office:value-type="string" office:string-value="tincho">
            <text:p>tincho</text:p>
          </table:table-cell>
          <table:table-cell table:style-name="ce71"/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Diseñar Clases Resultantes CU 0004" table:number-columns-spanned="3" table:number-rows-spanned="1">
            <text:p>Diseñar Clases Resultantes CU 0004</text:p>
          </table:table-cell>
          <table:covered-table-cell table:number-columns-repeated="2" table:style-name="ce33"/>
          <table:table-cell table:style-name="ce71" table:formula="of:=[$Estimacion_Tiempos.G26]" office:value-type="string" office:string-value="pipo">
            <text:p>pip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Diseñar Clases Resultantes CU 0005" table:number-columns-spanned="3" table:number-rows-spanned="1">
            <text:p>Diseñar Clases Resultantes CU 0005</text:p>
          </table:table-cell>
          <table:covered-table-cell table:number-columns-repeated="2" table:style-name="ce33"/>
          <table:table-cell table:style-name="ce71" table:formula="of:=[$Estimacion_Tiempos.G27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Diseñar Clases Resultantes CU 0006" table:number-columns-spanned="3" table:number-rows-spanned="1">
            <text:p>Diseñar Clases Resultantes CU 0006</text:p>
          </table:table-cell>
          <table:covered-table-cell table:number-columns-repeated="2" table:style-name="ce33"/>
          <table:table-cell table:style-name="ce71" table:formula="of:=[$Estimacion_Tiempos.G28]" office:value-type="string" office:string-value="chelo">
            <text:p>chelo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Diseñar Clases Resultantes CU 0007" table:number-columns-spanned="3" table:number-rows-spanned="1">
            <text:p>Diseñar Clases Resultantes CU 0007</text:p>
          </table:table-cell>
          <table:covered-table-cell table:number-columns-repeated="2" table:style-name="ce33"/>
          <table:table-cell table:style-name="ce71" table:formula="of:=[$Estimacion_Tiempos.G29]" office:value-type="string" office:string-value="pela">
            <text:p>pela</text:p>
          </table:table-cell>
          <table:table-cell table:style-name="ce71"/>
          <table:table-cell table:style-name="ce31" table:number-columns-repeated="6"/>
          <table:table-cell table:style-name="ce73"/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Diseñar Clases Resultantes CU 0008" table:number-columns-spanned="3" table:number-rows-spanned="1">
            <text:p>Diseñar Clases Resultantes CU 0008</text:p>
          </table:table-cell>
          <table:covered-table-cell table:number-columns-repeated="2" table:style-name="ce33"/>
          <table:table-cell table:style-name="ce71" table:formula="of:=[$Estimacion_Tiempos.G30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Diseñar Clases Resultantes CU 0009" table:number-columns-spanned="3" table:number-rows-spanned="1">
            <text:p>Diseñar Clases Resultantes CU 0009</text:p>
          </table:table-cell>
          <table:covered-table-cell table:number-columns-repeated="2" table:style-name="ce33"/>
          <table:table-cell table:style-name="ce71" table:formula="of:=[$Estimacion_Tiempos.G31]" office:value-type="string" office:string-value="chelo">
            <text:p>chelo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Diseñar Clases Resultantes CU 0010" table:number-columns-spanned="3" table:number-rows-spanned="1">
            <text:p>Diseñar Clases Resultantes CU 0010</text:p>
          </table:table-cell>
          <table:covered-table-cell table:number-columns-repeated="2" table:style-name="ce33"/>
          <table:table-cell table:style-name="ce71" table:formula="of:=[$Estimacion_Tiempos.G32]" office:value-type="string" office:string-value="lean">
            <text:p>lean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3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4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1" table:formula="of:=[$Estimacion_Tiempos.G5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5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6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7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8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9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0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1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2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3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4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5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69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0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1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2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3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4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5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6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7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1" table:formula="of:=[$Estimacion_Tiempos.G178]" office:value-type="float" office:value="0">
            <text:p>0</text:p>
          </table:table-cell>
          <table:table-cell table:style-name="ce71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8"/>
          <table:table-cell table:number-columns-repeated="1003"/>
        </table:table-row>
        <table:table-row table:style-name="ro1">
          <table:table-cell table:number-columns-repeated="2"/>
          <table:table-cell table:style-name="ce77" office:value-type="string">
            <text:p>Impedimento</text:p>
          </table:table-cell>
          <table:table-cell table:style-name="ce77" office:value-type="string">
            <text:p>Reportó</text:p>
          </table:table-cell>
          <table:table-cell table:style-name="ce77" office:value-type="string">
            <text:p>Solución posible</text:p>
          </table:table-cell>
          <table:table-cell table:style-name="ce77" office:value-type="string">
            <text:p>Estado</text:p>
          </table:table-cell>
          <table:table-cell table:number-columns-repeated="14"/>
          <table:table-cell table:style-name="ce78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1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10" table:display-filter-buttons="true"/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/06/2011</text:date>, <text:time>17:27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6-17T17:27:35</dc:date>
    <meta:print-date>2008-03-02T09:03:16</meta:print-date>
    <meta:editing-cycles>33</meta:editing-cycles>
    <meta:editing-duration>PT3H55M56S</meta:editing-duration>
    <meta:generator>LibreOffice/3.3$Linux LibreOffice_project/330m19$Build-202</meta:generator>
    <dc:creator>Marce </dc:creator>
    <meta:document-statistic meta:table-count="10" meta:cell-count="19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252cm" svg:y="1.52cm" svg:width="16.142cm" svg:height="3.671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-Jun</text:p>
                <draw:g>
                  <svg:desc>Estimacion_Tiempos.H5:Estimacion_Tiempos.AE5</svg:desc>
                </draw:g>
              </table:table-cell>
              <table:table-cell office:value-type="string">
                <text:p>14-Jun</text:p>
              </table:table-cell>
              <table:table-cell office:value-type="string">
                <text:p>15-Jun</text:p>
              </table:table-cell>
              <table:table-cell office:value-type="string">
                <text:p>16-Jun</text:p>
              </table:table-cell>
              <table:table-cell office:value-type="string">
                <text:p>17-Jun</text:p>
              </table:table-cell>
              <table:table-cell office:value-type="string">
                <text:p>18-Jun</text:p>
              </table:table-cell>
              <table:table-cell office:value-type="string">
                <text:p>19-Jun</text:p>
              </table:table-cell>
              <table:table-cell office:value-type="string">
                <text:p>20-Jun</text:p>
              </table:table-cell>
              <table:table-cell office:value-type="string">
                <text:p>21-Jun</text:p>
              </table:table-cell>
              <table:table-cell office:value-type="string">
                <text:p>22-Jun</text:p>
              </table:table-cell>
              <table:table-cell office:value-type="string">
                <text:p>23-Jun</text:p>
              </table:table-cell>
              <table:table-cell office:value-type="string">
                <text:p>24-Jun</text:p>
              </table:table-cell>
              <table:table-cell office:value-type="string">
                <text:p>25-Jun</text:p>
              </table:table-cell>
              <table:table-cell office:value-type="string">
                <text:p>26-Jun</text:p>
              </table:table-cell>
              <table:table-cell office:value-type="string">
                <text:p>27-Jun</text:p>
              </table:table-cell>
              <table:table-cell office:value-type="string">
                <text:p>28-Jun</text:p>
              </table:table-cell>
              <table:table-cell office:value-type="string">
                <text:p>29-Jun</text:p>
              </table:table-cell>
              <table:table-cell office:value-type="string">
                <text:p>30-Jun</text:p>
              </table:table-cell>
              <table:table-cell office:value-type="string">
                <text:p>1-Jul</text:p>
              </table:table-cell>
              <table:table-cell office:value-type="string">
                <text:p>2-Jul</text:p>
              </table:table-cell>
              <table:table-cell office:value-type="string">
                <text:p>3-Jul</text:p>
              </table:table-cell>
              <table:table-cell office:value-type="string">
                <text:p>4-Jul</text:p>
              </table:table-cell>
              <table:table-cell office:value-type="string">
                <text:p>5-Jul</text:p>
              </table:table-cell>
              <table:table-cell office:value-type="string">
                <text:p>6-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222cm" svg:y="1.519cm" svg:width="16.18cm" svg:height="3.673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-Jun</text:p>
                <draw:g>
                  <svg:desc>Estimacion_Tiempos.H5:Estimacion_Tiempos.AE5</svg:desc>
                </draw:g>
              </table:table-cell>
              <table:table-cell office:value-type="string">
                <text:p>14-Jun</text:p>
              </table:table-cell>
              <table:table-cell office:value-type="string">
                <text:p>15-Jun</text:p>
              </table:table-cell>
              <table:table-cell office:value-type="string">
                <text:p>16-Jun</text:p>
              </table:table-cell>
              <table:table-cell office:value-type="string">
                <text:p>17-Jun</text:p>
              </table:table-cell>
              <table:table-cell office:value-type="string">
                <text:p>18-Jun</text:p>
              </table:table-cell>
              <table:table-cell office:value-type="string">
                <text:p>19-Jun</text:p>
              </table:table-cell>
              <table:table-cell office:value-type="string">
                <text:p>20-Jun</text:p>
              </table:table-cell>
              <table:table-cell office:value-type="string">
                <text:p>21-Jun</text:p>
              </table:table-cell>
              <table:table-cell office:value-type="string">
                <text:p>22-Jun</text:p>
              </table:table-cell>
              <table:table-cell office:value-type="string">
                <text:p>23-Jun</text:p>
              </table:table-cell>
              <table:table-cell office:value-type="string">
                <text:p>24-Jun</text:p>
              </table:table-cell>
              <table:table-cell office:value-type="string">
                <text:p>25-Jun</text:p>
              </table:table-cell>
              <table:table-cell office:value-type="string">
                <text:p>26-Jun</text:p>
              </table:table-cell>
              <table:table-cell office:value-type="string">
                <text:p>27-Jun</text:p>
              </table:table-cell>
              <table:table-cell office:value-type="string">
                <text:p>28-Jun</text:p>
              </table:table-cell>
              <table:table-cell office:value-type="string">
                <text:p>29-Jun</text:p>
              </table:table-cell>
              <table:table-cell office:value-type="string">
                <text:p>30-Jun</text:p>
              </table:table-cell>
              <table:table-cell office:value-type="string">
                <text:p>1-Jul</text:p>
              </table:table-cell>
              <table:table-cell office:value-type="string">
                <text:p>2-Jul</text:p>
              </table:table-cell>
              <table:table-cell office:value-type="string">
                <text:p>3-Jul</text:p>
              </table:table-cell>
              <table:table-cell office:value-type="string">
                <text:p>4-Jul</text:p>
              </table:table-cell>
              <table:table-cell office:value-type="string">
                <text:p>5-Jul</text:p>
              </table:table-cell>
              <table:table-cell office:value-type="string">
                <text:p>6-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A57:Gráficos.Y69" chart:data-source-has-labels="both" svg:x="1.474cm" svg:y="1.293cm" svg:width="16.827cm" svg:height="5.032cm">
          <chartooo:coordinate-region svg:x="1.953cm" svg:y="1.453cm" svg:width="16.283cm" svg:height="4.079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-Jun</text:p>
                <draw:g>
                  <svg:desc>Gráficos.B57:Gráficos.Y57</svg:desc>
                </draw:g>
              </table:table-cell>
              <table:table-cell office:value-type="string">
                <text:p>14-Jun</text:p>
              </table:table-cell>
              <table:table-cell office:value-type="string">
                <text:p>15-Jun</text:p>
              </table:table-cell>
              <table:table-cell office:value-type="string">
                <text:p>16-Jun</text:p>
              </table:table-cell>
              <table:table-cell office:value-type="string">
                <text:p>17-Jun</text:p>
              </table:table-cell>
              <table:table-cell office:value-type="string">
                <text:p>18-Jun</text:p>
              </table:table-cell>
              <table:table-cell office:value-type="string">
                <text:p>19-Jun</text:p>
              </table:table-cell>
              <table:table-cell office:value-type="string">
                <text:p>20-Jun</text:p>
              </table:table-cell>
              <table:table-cell office:value-type="string">
                <text:p>21-Jun</text:p>
              </table:table-cell>
              <table:table-cell office:value-type="string">
                <text:p>22-Jun</text:p>
              </table:table-cell>
              <table:table-cell office:value-type="string">
                <text:p>23-Jun</text:p>
              </table:table-cell>
              <table:table-cell office:value-type="string">
                <text:p>24-Jun</text:p>
              </table:table-cell>
              <table:table-cell office:value-type="string">
                <text:p>25-Jun</text:p>
              </table:table-cell>
              <table:table-cell office:value-type="string">
                <text:p>26-Jun</text:p>
              </table:table-cell>
              <table:table-cell office:value-type="string">
                <text:p>27-Jun</text:p>
              </table:table-cell>
              <table:table-cell office:value-type="string">
                <text:p>28-Jun</text:p>
              </table:table-cell>
              <table:table-cell office:value-type="string">
                <text:p>29-Jun</text:p>
              </table:table-cell>
              <table:table-cell office:value-type="string">
                <text:p>30-Jun</text:p>
              </table:table-cell>
              <table:table-cell office:value-type="string">
                <text:p>1-Jul</text:p>
              </table:table-cell>
              <table:table-cell office:value-type="string">
                <text:p>2-Jul</text:p>
              </table:table-cell>
              <table:table-cell office:value-type="string">
                <text:p>3-Jul</text:p>
              </table:table-cell>
              <table:table-cell office:value-type="string">
                <text:p>4-Jul</text:p>
              </table:table-cell>
              <table:table-cell office:value-type="string">
                <text:p>5-Jul</text:p>
              </table:table-cell>
              <table:table-cell office:value-type="string">
                <text:p>6-Jul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